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svg="urn:oasis:names:tc:opendocument:xmlns:svg-compatible:1.0" xmlns:xlink="http://www.w3.org/1999/xlink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svg="urn:oasis:names:tc:opendocument:xmlns:svg-compatible:1.0" xmlns:xlink="http://www.w3.org/1999/xlink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SIAPE">
            <text:p>SIAPE</text:p>
          </table:table-cell>
          <table:table-cell table:style-name="pd1" office:value-type="string" office:string-value="Nome">
            <text:p>Nome</text:p>
          </table:table-cell>
          <table:table-cell table:style-name="pd1" office:value-type="string" office:string-value="Dia">
            <text:p>Dia</text:p>
          </table:table-cell>
          <table:table-cell table:style-name="pd1" office:value-type="string" office:string-value="Mês">
            <text:p>Mês</text:p>
          </table:table-cell>
        </table:table-row>
        <table:table-row>
          <table:table-cell office:value-type="string" office:string-value="1638571">
            <text:p>1638571</text:p>
          </table:table-cell>
          <table:table-cell office:value-type="string" office:string-value="CASSIO DE LIMA MARSIGLIA">
            <text:p>CASSIO DE LIMA MARSIGLI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51470">
            <text:p>1751470</text:p>
          </table:table-cell>
          <table:table-cell office:value-type="string" office:string-value="EDERSON MARCELO KLEIN">
            <text:p>EDERSON MARCELO KLEIN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35333">
            <text:p>2135333</text:p>
          </table:table-cell>
          <table:table-cell office:value-type="string" office:string-value="ANDERSON ROSS BIAZETO">
            <text:p>ANDERSON ROSS BIAZET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876926">
            <text:p>1876926</text:p>
          </table:table-cell>
          <table:table-cell office:value-type="string" office:string-value="PAULO MARCELO CANAZZA DA SILVA">
            <text:p>PAULO MARCELO CANAZZA DA SILV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825606">
            <text:p>2825606</text:p>
          </table:table-cell>
          <table:table-cell office:value-type="string" office:string-value="MICHELLE VISCARD SANT ANA">
            <text:p>MICHELLE VISCARD SANT AN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40083">
            <text:p>2140083</text:p>
          </table:table-cell>
          <table:table-cell office:value-type="string" office:string-value="GABRIEL VIANA DE SOUZA">
            <text:p>GABRIEL VIANA DE SOUZ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720786">
            <text:p>2720786</text:p>
          </table:table-cell>
          <table:table-cell office:value-type="string" office:string-value="GRAZIELA MOURA DE SOUZA">
            <text:p>GRAZIELA MOURA DE SOUZ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40488">
            <text:p>2140488</text:p>
          </table:table-cell>
          <table:table-cell office:value-type="string" office:string-value="LIGIA BOARIN ALCALDE">
            <text:p>LIGIA BOARIN ALCALDE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099951">
            <text:p>1099951</text:p>
          </table:table-cell>
          <table:table-cell office:value-type="string" office:string-value="LUCIANO PASTOR DE LIMA">
            <text:p>LUCIANO PASTOR DE LIM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269916">
            <text:p>3269916</text:p>
          </table:table-cell>
          <table:table-cell office:value-type="string" office:string-value="ADRIANA PEREIRA DA SILVA SANTOS">
            <text:p>ADRIANA PEREIRA DA SILVA SANTO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60130">
            <text:p>1760130</text:p>
          </table:table-cell>
          <table:table-cell office:value-type="string" office:string-value="ADRIANA ONOFRE SCHMITZ">
            <text:p>ADRIANA ONOFRE SCHMITZ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58948">
            <text:p>1758948</text:p>
          </table:table-cell>
          <table:table-cell office:value-type="string" office:string-value="ALEXSANDRA VILA MAIOR DE SOUZA">
            <text:p>ALEXSANDRA VILA MAIOR DE SOUZ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52568">
            <text:p>1752568</text:p>
          </table:table-cell>
          <table:table-cell office:value-type="string" office:string-value="CARLOS HENRIQUE COSTA DE OLIVEIRA">
            <text:p>CARLOS HENRIQUE COSTA DE OLIVEI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52526">
            <text:p>1752526</text:p>
          </table:table-cell>
          <table:table-cell office:value-type="string" office:string-value="ERIKA RIROMI TAKEBE">
            <text:p>ERIKA RIROMI TAKEBE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52579">
            <text:p>1752579</text:p>
          </table:table-cell>
          <table:table-cell office:value-type="string" office:string-value="GIOVANNI BONADIO LOPES">
            <text:p>GIOVANNI BONADIO LOP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53582">
            <text:p>1753582</text:p>
          </table:table-cell>
          <table:table-cell office:value-type="string" office:string-value="STELLA ADRIANA ZANCHETT">
            <text:p>STELLA ADRIANA ZANCHETT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408675">
            <text:p>2408675</text:p>
          </table:table-cell>
          <table:table-cell office:value-type="string" office:string-value="VALQUÍRIA LOPES MARTINEZ">
            <text:p>VALQUÍRIA LOPES MARTINEZ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52587">
            <text:p>1752587</text:p>
          </table:table-cell>
          <table:table-cell office:value-type="string" office:string-value="WALTECIR CARDOSO PEREIRA">
            <text:p>WALTECIR CARDOSO PEREI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53725">
            <text:p>1753725</text:p>
          </table:table-cell>
          <table:table-cell office:value-type="string" office:string-value="ALESSANDRA NARCISO SIMÃO">
            <text:p>ALESSANDRA NARCISO SIMÃ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41045">
            <text:p>2141045</text:p>
          </table:table-cell>
          <table:table-cell office:value-type="string" office:string-value="ALESSANDRA DAL POZZO ROCHA BERNAL">
            <text:p>ALESSANDRA DAL POZZO ROCHA BERNAL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41101">
            <text:p>2141101</text:p>
          </table:table-cell>
          <table:table-cell office:value-type="string" office:string-value="CAROLINE MIYUKI TAIRA">
            <text:p>CAROLINE MIYUKI TAI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40556">
            <text:p>2140556</text:p>
          </table:table-cell>
          <table:table-cell office:value-type="string" office:string-value="DANIELA ANTONIASSI SILVA">
            <text:p>DANIELA ANTONIASSI SILV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129193">
            <text:p>1129193</text:p>
          </table:table-cell>
          <table:table-cell office:value-type="string" office:string-value="IGOR HOLZBACH">
            <text:p>IGOR HOLZBACH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102531">
            <text:p>1102531</text:p>
          </table:table-cell>
          <table:table-cell office:value-type="string" office:string-value="JULIANA WENGRAT">
            <text:p>JULIANA WENGRAT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40731">
            <text:p>2140731</text:p>
          </table:table-cell>
          <table:table-cell office:value-type="string" office:string-value="MARIA LUCIA SANTOS PEREIRA">
            <text:p>MARIA LUCIA SANTOS PEREI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152575">
            <text:p>1152575</text:p>
          </table:table-cell>
          <table:table-cell office:value-type="string" office:string-value="JULIANA BENITES PADUA GOMES">
            <text:p>JULIANA BENITES PADUA GOM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43100">
            <text:p>2143100</text:p>
          </table:table-cell>
          <table:table-cell office:value-type="string" office:string-value="RODRIGO BRUNETTO">
            <text:p>RODRIGO BRUNETT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43606">
            <text:p>2143606</text:p>
          </table:table-cell>
          <table:table-cell office:value-type="string" office:string-value="VINICIUS OLIVEIRA SILVA">
            <text:p>VINICIUS OLIVEIRA SILV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410508">
            <text:p>2410508</text:p>
          </table:table-cell>
          <table:table-cell office:value-type="string" office:string-value="KAMILA DE ALMEIDA MONACO MELLO">
            <text:p>KAMILA DE ALMEIDA MONACO MELL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42302">
            <text:p>2142302</text:p>
          </table:table-cell>
          <table:table-cell office:value-type="string" office:string-value="ANDRE LUIS DE OLIVEIRA PAZINI">
            <text:p>ANDRE LUIS DE OLIVEIRA PAZINI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58896">
            <text:p>1758896</text:p>
          </table:table-cell>
          <table:table-cell office:value-type="string" office:string-value="EDIANE RODRIGUES DE OLIVEIRA">
            <text:p>EDIANE RODRIGUES DE OLIVEI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55084">
            <text:p>1755084</text:p>
          </table:table-cell>
          <table:table-cell office:value-type="string" office:string-value="JONAS DE PAULA OLIVEIRA">
            <text:p>JONAS DE PAULA OLIVEI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61938">
            <text:p>1761938</text:p>
          </table:table-cell>
          <table:table-cell office:value-type="string" office:string-value="MELISSA NEGRÃO SEPULVIDA">
            <text:p>MELISSA NEGRÃO SEPULVID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054676">
            <text:p>1054676</text:p>
          </table:table-cell>
          <table:table-cell office:value-type="string" office:string-value="DARIANE CHITA MARTINS BARCELOS">
            <text:p>DARIANE CHITA MARTINS BARCELO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46997">
            <text:p>2146997</text:p>
          </table:table-cell>
          <table:table-cell office:value-type="string" office:string-value="BARBARA HELLEN FELIPE LUBE">
            <text:p>BARBARA HELLEN FELIPE LUBE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58118">
            <text:p>1758118</text:p>
          </table:table-cell>
          <table:table-cell office:value-type="string" office:string-value="DIEGO WITTER DE MELO">
            <text:p>DIEGO WITTER DE MEL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60519">
            <text:p>1760519</text:p>
          </table:table-cell>
          <table:table-cell office:value-type="string" office:string-value="ELCIO VERMIEIRO GONÇALVES">
            <text:p>ELCIO VERMIEIRO GONÇALV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44713">
            <text:p>2144713</text:p>
          </table:table-cell>
          <table:table-cell office:value-type="string" office:string-value="MARCELO ALVES FERREIRA">
            <text:p>MARCELO ALVES FERREI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563428">
            <text:p>1563428</text:p>
          </table:table-cell>
          <table:table-cell office:value-type="string" office:string-value="EVELINE DE OLIVEIRA GOMES">
            <text:p>EVELINE DE OLIVEIRA GOM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997576">
            <text:p>1997576</text:p>
          </table:table-cell>
          <table:table-cell office:value-type="string" office:string-value="VITOR CUNHA GOMES SFEIR">
            <text:p>VITOR CUNHA GOMES SFEIR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563436">
            <text:p>1563436</text:p>
          </table:table-cell>
          <table:table-cell office:value-type="string" office:string-value="ANDERSON LUIS MOTA SAMPAIO">
            <text:p>ANDERSON LUIS MOTA SAMPAI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563433">
            <text:p>1563433</text:p>
          </table:table-cell>
          <table:table-cell office:value-type="string" office:string-value="EMERSON ALMEIDA RENOVATO">
            <text:p>EMERSON ALMEIDA RENOVAT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545869">
            <text:p>2545869</text:p>
          </table:table-cell>
          <table:table-cell office:value-type="string" office:string-value="FERNANDA RIBEIRO DOS SANTOS">
            <text:p>FERNANDA RIBEIRO DOS SANTO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563438">
            <text:p>1563438</text:p>
          </table:table-cell>
          <table:table-cell office:value-type="string" office:string-value="FLAVIO LIMA TERTULINO">
            <text:p>FLAVIO LIMA TERTULIN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563426">
            <text:p>1563426</text:p>
          </table:table-cell>
          <table:table-cell office:value-type="string" office:string-value="GABRIELA VILELA DOS SANTOS MANTOVANI">
            <text:p>GABRIELA VILELA DOS SANTOS MANTOVANI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414417">
            <text:p>2414417</text:p>
          </table:table-cell>
          <table:table-cell office:value-type="string" office:string-value="TALITHA BUENO EMBERSICS">
            <text:p>TALITHA BUENO EMBERSIC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279282">
            <text:p>2279282</text:p>
          </table:table-cell>
          <table:table-cell office:value-type="string" office:string-value="CRISTIANE INOCENCIO PEREIRA">
            <text:p>CRISTIANE INOCENCIO PEREI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563418">
            <text:p>1563418</text:p>
          </table:table-cell>
          <table:table-cell office:value-type="string" office:string-value="ARIANE RIGOTTI">
            <text:p>ARIANE RIGOTTI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1299">
            <text:p>2151299</text:p>
          </table:table-cell>
          <table:table-cell office:value-type="string" office:string-value="ADNARA RIBEIRO GOMIDE">
            <text:p>ADNARA RIBEIRO GOMIDE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279998">
            <text:p>2279998</text:p>
          </table:table-cell>
          <table:table-cell office:value-type="string" office:string-value="ALEXANDRE RODRIGUES NETTHO">
            <text:p>ALEXANDRE RODRIGUES NETTH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1503">
            <text:p>2151503</text:p>
          </table:table-cell>
          <table:table-cell office:value-type="string" office:string-value="ARLENE SOBRINHO VENTURA">
            <text:p>ARLENE SOBRINHO VENTU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279358">
            <text:p>2279358</text:p>
          </table:table-cell>
          <table:table-cell office:value-type="string" office:string-value="CASSIO RODOLFO DA SILVA MOTA">
            <text:p>CASSIO RODOLFO DA SILVA MOT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2305">
            <text:p>2152305</text:p>
          </table:table-cell>
          <table:table-cell office:value-type="string" office:string-value="CLAUDINEI PEREIRA DE MORAES">
            <text:p>CLAUDINEI PEREIRA DE MORA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2285">
            <text:p>2152285</text:p>
          </table:table-cell>
          <table:table-cell office:value-type="string" office:string-value="ELIENE SILVA DOS SANTOS">
            <text:p>ELIENE SILVA DOS SANTO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129158">
            <text:p>1129158</text:p>
          </table:table-cell>
          <table:table-cell office:value-type="string" office:string-value="GABRIELA MENEZES BONFIM">
            <text:p>GABRIELA MENEZES BONFIM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1708">
            <text:p>2151708</text:p>
          </table:table-cell>
          <table:table-cell office:value-type="string" office:string-value="GHEYSA MOSSINI BALBINO DOS SANTOS">
            <text:p>GHEYSA MOSSINI BALBINO DOS SANTO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666224">
            <text:p>2666224</text:p>
          </table:table-cell>
          <table:table-cell office:value-type="string" office:string-value="KAUE FELIPE RAMOS DE SOUZA">
            <text:p>KAUE FELIPE RAMOS DE SOUZ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1984">
            <text:p>2151984</text:p>
          </table:table-cell>
          <table:table-cell office:value-type="string" office:string-value="MARCIO NOLASCO LEITE">
            <text:p>MARCIO NOLASCO LEITE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1480">
            <text:p>2151480</text:p>
          </table:table-cell>
          <table:table-cell office:value-type="string" office:string-value="TAIANY MIRANDA SARAVY">
            <text:p>TAIANY MIRANDA SARAVY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1302">
            <text:p>2151302</text:p>
          </table:table-cell>
          <table:table-cell office:value-type="string" office:string-value="VERA LUCIA PAEL DOS SANTOS">
            <text:p>VERA LUCIA PAEL DOS SANTO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1619">
            <text:p>2151619</text:p>
          </table:table-cell>
          <table:table-cell office:value-type="string" office:string-value="ADRIANA CARLA TEIXEIRA DA COSTA BRITO">
            <text:p>ADRIANA CARLA TEIXEIRA DA COSTA BRIT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1346">
            <text:p>2151346</text:p>
          </table:table-cell>
          <table:table-cell office:value-type="string" office:string-value="ANTONIO CARLOS MORAES GONÇALVES">
            <text:p>ANTONIO CARLOS MORAES GONÇALV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2399">
            <text:p>2152399</text:p>
          </table:table-cell>
          <table:table-cell office:value-type="string" office:string-value="JULIANE PEREIRA LIBERATO FERNANDES">
            <text:p>JULIANE PEREIRA LIBERATO FERNAND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2515">
            <text:p>2152515</text:p>
          </table:table-cell>
          <table:table-cell office:value-type="string" office:string-value="JULIANO LOVATTO">
            <text:p>JULIANO LOVATT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1527">
            <text:p>2151527</text:p>
          </table:table-cell>
          <table:table-cell office:value-type="string" office:string-value="RENATA ERONDI RAMOS">
            <text:p>RENATA ERONDI RAMO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7561">
            <text:p>2157561</text:p>
          </table:table-cell>
          <table:table-cell office:value-type="string" office:string-value="THIAGO HILGERT DE SOUZA">
            <text:p>THIAGO HILGERT DE SOUZ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2625">
            <text:p>2152625</text:p>
          </table:table-cell>
          <table:table-cell office:value-type="string" office:string-value="BIANCA LEONARDO OLIVEIRA">
            <text:p>BIANCA LEONARDO OLIVEI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0983">
            <text:p>2150983</text:p>
          </table:table-cell>
          <table:table-cell office:value-type="string" office:string-value="TIAGO CARDOSO DAL MOLIN">
            <text:p>TIAGO CARDOSO DAL MOLIN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2499">
            <text:p>2152499</text:p>
          </table:table-cell>
          <table:table-cell office:value-type="string" office:string-value="GISMERY DA SILVA MONTEIRO">
            <text:p>GISMERY DA SILVA MONTEIR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3691">
            <text:p>2153691</text:p>
          </table:table-cell>
          <table:table-cell office:value-type="string" office:string-value="MARINEIDE FERREIRA BAPTISTA">
            <text:p>MARINEIDE FERREIRA BAPTIST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588795">
            <text:p>1588795</text:p>
          </table:table-cell>
          <table:table-cell office:value-type="string" office:string-value="SUZY ADRIANA DOS SANTOS">
            <text:p>SUZY ADRIANA DOS SANTO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425990">
            <text:p>1425990</text:p>
          </table:table-cell>
          <table:table-cell office:value-type="string" office:string-value="AIRSON BATISTA">
            <text:p>AIRSON BATIST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565425">
            <text:p>1565425</text:p>
          </table:table-cell>
          <table:table-cell office:value-type="string" office:string-value="CLEITON RODRIGUES DE ALMEIDA">
            <text:p>CLEITON RODRIGUES DE ALMEID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5502">
            <text:p>2155502</text:p>
          </table:table-cell>
          <table:table-cell office:value-type="string" office:string-value="LIRIANA MARA ROVEDA">
            <text:p>LIRIANA MARA ROVED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3504">
            <text:p>2153504</text:p>
          </table:table-cell>
          <table:table-cell office:value-type="string" office:string-value="PHAENA MORAES FARIA">
            <text:p>PHAENA MORAES FARI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4812">
            <text:p>2154812</text:p>
          </table:table-cell>
          <table:table-cell office:value-type="string" office:string-value="RODRIGO CAETANO DOS SANTOS">
            <text:p>RODRIGO CAETANO DOS SANTO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564856">
            <text:p>1564856</text:p>
          </table:table-cell>
          <table:table-cell office:value-type="string" office:string-value="SOVIANA FOPPA">
            <text:p>SOVIANA FOPP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3569">
            <text:p>2153569</text:p>
          </table:table-cell>
          <table:table-cell office:value-type="string" office:string-value="THIAGO SILVERIO SILVA">
            <text:p>THIAGO SILVERIO SILV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565661">
            <text:p>1565661</text:p>
          </table:table-cell>
          <table:table-cell office:value-type="string" office:string-value="VAGNO NUNES DE OLIVEIRA">
            <text:p>VAGNO NUNES DE OLIVEI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288694">
            <text:p>1288694</text:p>
          </table:table-cell>
          <table:table-cell office:value-type="string" office:string-value="CRISTINA APARECIDA CORREA AJALA">
            <text:p>CRISTINA APARECIDA CORREA AJAL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649757">
            <text:p>1649757</text:p>
          </table:table-cell>
          <table:table-cell office:value-type="string" office:string-value="GUSTAVO DE OLIVEIRA ARAÚJO">
            <text:p>GUSTAVO DE OLIVEIRA ARAÚJ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564682">
            <text:p>1564682</text:p>
          </table:table-cell>
          <table:table-cell office:value-type="string" office:string-value="KARINA HARUMI OSHIRO TERUYA">
            <text:p>KARINA HARUMI OSHIRO TERUY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565385">
            <text:p>1565385</text:p>
          </table:table-cell>
          <table:table-cell office:value-type="string" office:string-value="MARIA DO CARMO CAETANO">
            <text:p>MARIA DO CARMO CAETAN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842951">
            <text:p>2842951</text:p>
          </table:table-cell>
          <table:table-cell office:value-type="string" office:string-value="CRISTIANO BRANDÃO BLANS">
            <text:p>CRISTIANO BRANDÃO BLAN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662561">
            <text:p>2662561</text:p>
          </table:table-cell>
          <table:table-cell office:value-type="string" office:string-value="PAULA ABRAO DA CUNHA">
            <text:p>PAULA ABRAO DA CUNH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564731">
            <text:p>1564731</text:p>
          </table:table-cell>
          <table:table-cell office:value-type="string" office:string-value="REGINALDO CANDADO">
            <text:p>REGINALDO CANDAD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67079">
            <text:p>1767079</text:p>
          </table:table-cell>
          <table:table-cell office:value-type="string" office:string-value="NARJARA BRAND DE AZEVEDO">
            <text:p>NARJARA BRAND DE AZEVED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66221">
            <text:p>1766221</text:p>
          </table:table-cell>
          <table:table-cell office:value-type="string" office:string-value="ALINA PAULA DE CARVALHO MARTELLI">
            <text:p>ALINA PAULA DE CARVALHO MARTELLI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66682">
            <text:p>1766682</text:p>
          </table:table-cell>
          <table:table-cell office:value-type="string" office:string-value="ANDRESSA CECILIA ALMEIDA BACHEGA CASARI">
            <text:p>ANDRESSA CECILIA ALMEIDA BACHEGA CASARI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55884">
            <text:p>2155884</text:p>
          </table:table-cell>
          <table:table-cell office:value-type="string" office:string-value="JACONS DE SOUZA MORAIS">
            <text:p>JACONS DE SOUZA MORAI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67023">
            <text:p>1767023</text:p>
          </table:table-cell>
          <table:table-cell office:value-type="string" office:string-value="JOCIKELI LIRA FONTELES">
            <text:p>JOCIKELI LIRA FONTEL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65871">
            <text:p>1765871</text:p>
          </table:table-cell>
          <table:table-cell office:value-type="string" office:string-value="KARINE LOUREIRO DINIZ DA SILVA">
            <text:p>KARINE LOUREIRO DINIZ DA SILV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65757">
            <text:p>1765757</text:p>
          </table:table-cell>
          <table:table-cell office:value-type="string" office:string-value="MARCIA ALVES DA SILVA">
            <text:p>MARCIA ALVES DA SILV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65701">
            <text:p>1765701</text:p>
          </table:table-cell>
          <table:table-cell office:value-type="string" office:string-value="NAYARA HALIMY MARAN">
            <text:p>NAYARA HALIMY MARAN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66811">
            <text:p>1766811</text:p>
          </table:table-cell>
          <table:table-cell office:value-type="string" office:string-value="RENATA PIRES DE ARAUJO">
            <text:p>RENATA PIRES DE ARAUJ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67156">
            <text:p>1767156</text:p>
          </table:table-cell>
          <table:table-cell office:value-type="string" office:string-value="SIMONE FUJIKO KINJO">
            <text:p>SIMONE FUJIKO KINJ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671777">
            <text:p>2671777</text:p>
          </table:table-cell>
          <table:table-cell office:value-type="string" office:string-value="CLAUDIA FINGER">
            <text:p>CLAUDIA FINGER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096801">
            <text:p>3096801</text:p>
          </table:table-cell>
          <table:table-cell office:value-type="string" office:string-value="MARCIO FREIRE VALERIANO">
            <text:p>MARCIO FREIRE VALERIAN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071404">
            <text:p>1071404</text:p>
          </table:table-cell>
          <table:table-cell office:value-type="string" office:string-value="VENUS ALVES">
            <text:p>VENUS ALV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66153">
            <text:p>1766153</text:p>
          </table:table-cell>
          <table:table-cell office:value-type="string" office:string-value="ALINE PRISCILA GOMES COLA">
            <text:p>ALINE PRISCILA GOMES COL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760428">
            <text:p>2760428</text:p>
          </table:table-cell>
          <table:table-cell office:value-type="string" office:string-value="CINTIA GARBIN PSICÓLOGO E">
            <text:p>CINTIA GARBIN PSICÓLOGO E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66710">
            <text:p>1766710</text:p>
          </table:table-cell>
          <table:table-cell office:value-type="string" office:string-value="LUDIMYLLE ALVES APOLINARIO">
            <text:p>LUDIMYLLE ALVES APOLINARI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66190">
            <text:p>1766190</text:p>
          </table:table-cell>
          <table:table-cell office:value-type="string" office:string-value="MARKLEY FLORENTINO DE CARVALHO">
            <text:p>MARKLEY FLORENTINO DE CARVALH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888985">
            <text:p>1888985</text:p>
          </table:table-cell>
          <table:table-cell office:value-type="string" office:string-value="VINICIUS FARIAS DE SOUZA">
            <text:p>VINICIUS FARIAS DE SOUZ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003706">
            <text:p>2003706</text:p>
          </table:table-cell>
          <table:table-cell office:value-type="string" office:string-value="RAFAEL DE OLIVEIRA LUNA">
            <text:p>RAFAEL DE OLIVEIRA LUN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225057">
            <text:p>1225057</text:p>
          </table:table-cell>
          <table:table-cell office:value-type="string" office:string-value="ILMA FERREIRA GONÇALVES">
            <text:p>ILMA FERREIRA GONÇALV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538195">
            <text:p>2538195</text:p>
          </table:table-cell>
          <table:table-cell office:value-type="string" office:string-value="JOSANE DE MENESES VELOSO MIRANDA">
            <text:p>JOSANE DE MENESES VELOSO MIRAND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889126">
            <text:p>1889126</text:p>
          </table:table-cell>
          <table:table-cell office:value-type="string" office:string-value="ROSANA MARTINI SCHLEICH">
            <text:p>ROSANA MARTINI SCHLEICH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69002">
            <text:p>1769002</text:p>
          </table:table-cell>
          <table:table-cell office:value-type="string" office:string-value="ALINE CRISTINA SCHOLZ CARNEIRO">
            <text:p>ALINE CRISTINA SCHOLZ CARNEIR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280819">
            <text:p>3280819</text:p>
          </table:table-cell>
          <table:table-cell office:value-type="string" office:string-value="FRANCIMAYRA OLIVEIRA CARDOSO">
            <text:p>FRANCIMAYRA OLIVEIRA CARDOS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69005">
            <text:p>1769005</text:p>
          </table:table-cell>
          <table:table-cell office:value-type="string" office:string-value="WALNEY HIGOR REGINALDO SOUZA">
            <text:p>WALNEY HIGOR REGINALDO SOUZ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69691">
            <text:p>1769691</text:p>
          </table:table-cell>
          <table:table-cell office:value-type="string" office:string-value="NOELMA SANTOS DE SOUZA">
            <text:p>NOELMA SANTOS DE SOUZ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61817">
            <text:p>2161817</text:p>
          </table:table-cell>
          <table:table-cell office:value-type="string" office:string-value="REJANE DIAS LOBO BATAGLIN">
            <text:p>REJANE DIAS LOBO BATAGLIN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62265">
            <text:p>2162265</text:p>
          </table:table-cell>
          <table:table-cell office:value-type="string" office:string-value="LARISSA BAIRROS DE OLIVEIRA">
            <text:p>LARISSA BAIRROS DE OLIVEI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567581">
            <text:p>1567581</text:p>
          </table:table-cell>
          <table:table-cell office:value-type="string" office:string-value="CESAR AUGUSTO JACQUES BARRERA">
            <text:p>CESAR AUGUSTO JACQUES BARRE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568531">
            <text:p>1568531</text:p>
          </table:table-cell>
          <table:table-cell office:value-type="string" office:string-value="SONIA APARECIDA VELASQUE DO NASCIMENTO">
            <text:p>SONIA APARECIDA VELASQUE DO NASCIMENT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62870">
            <text:p>2162870</text:p>
          </table:table-cell>
          <table:table-cell office:value-type="string" office:string-value="WALACE GOMES DE LIMA">
            <text:p>WALACE GOMES DE LIM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875016">
            <text:p>1875016</text:p>
          </table:table-cell>
          <table:table-cell office:value-type="string" office:string-value="CHARLES PEREIRA BARRETO">
            <text:p>CHARLES PEREIRA BARRET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143978">
            <text:p>1143978</text:p>
          </table:table-cell>
          <table:table-cell office:value-type="string" office:string-value="FRANCISCO PEDROSO FERNANDES">
            <text:p>FRANCISCO PEDROSO FERNAND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66749">
            <text:p>1766749</text:p>
          </table:table-cell>
          <table:table-cell office:value-type="string" office:string-value="ALEXSANDRO FELIX DE MOURA">
            <text:p>ALEXSANDRO FELIX DE MOU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293447">
            <text:p>2293447</text:p>
          </table:table-cell>
          <table:table-cell office:value-type="string" office:string-value="SINVAL VICENZI">
            <text:p>SINVAL VICENZI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293976">
            <text:p>2293976</text:p>
          </table:table-cell>
          <table:table-cell office:value-type="string" office:string-value="VALDECIR JOÃO PAGNONCELLI">
            <text:p>VALDECIR JOÃO PAGNONCELLI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295040">
            <text:p>2295040</text:p>
          </table:table-cell>
          <table:table-cell office:value-type="string" office:string-value="MAIKSON LUIZ VARGAS FRIBEL">
            <text:p>MAIKSON LUIZ VARGAS FRIBEL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295271">
            <text:p>2295271</text:p>
          </table:table-cell>
          <table:table-cell office:value-type="string" office:string-value="GEISON DE LIMA">
            <text:p>GEISON DE LIM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941771">
            <text:p>1941771</text:p>
          </table:table-cell>
          <table:table-cell office:value-type="string" office:string-value="SIMONE RODRIGUES ROMERO">
            <text:p>SIMONE RODRIGUES ROMER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72198">
            <text:p>1772198</text:p>
          </table:table-cell>
          <table:table-cell office:value-type="string" office:string-value="CAMILA DA SILVA TEIXEIRA AGRELOS">
            <text:p>CAMILA DA SILVA TEIXEIRA AGRELO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63889">
            <text:p>2163889</text:p>
          </table:table-cell>
          <table:table-cell office:value-type="string" office:string-value="ANGELITA MARCONDES ANNES">
            <text:p>ANGELITA MARCONDES ANN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729606">
            <text:p>2729606</text:p>
          </table:table-cell>
          <table:table-cell office:value-type="string" office:string-value="CELIA GARCIA DE DEUS">
            <text:p>CELIA GARCIA DE DEU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73163">
            <text:p>1773163</text:p>
          </table:table-cell>
          <table:table-cell office:value-type="string" office:string-value="SUELLEN MACHADO DE PAULA">
            <text:p>SUELLEN MACHADO DE PAUL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860163">
            <text:p>2860163</text:p>
          </table:table-cell>
          <table:table-cell office:value-type="string" office:string-value="THAYS NOGUEIRA DA SILVA">
            <text:p>THAYS NOGUEIRA DA SILV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568541">
            <text:p>1568541</text:p>
          </table:table-cell>
          <table:table-cell office:value-type="string" office:string-value="JUCIANE VERONICA NAPOLITANO">
            <text:p>JUCIANE VERONICA NAPOLITAN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350678">
            <text:p>1350678</text:p>
          </table:table-cell>
          <table:table-cell office:value-type="string" office:string-value="LEONARDO MENEGUCCI">
            <text:p>LEONARDO MENEGUCCI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569029">
            <text:p>1569029</text:p>
          </table:table-cell>
          <table:table-cell office:value-type="string" office:string-value="VERONICA DE LOURDES PIETO DE OLIVEIRA">
            <text:p>VERONICA DE LOURDES PIETO DE OLIVEI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970893">
            <text:p>2970893</text:p>
          </table:table-cell>
          <table:table-cell office:value-type="string" office:string-value="FERNANDA DE OLIVEIRA CALISTO">
            <text:p>FERNANDA DE OLIVEIRA CALIST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307548">
            <text:p>1307548</text:p>
          </table:table-cell>
          <table:table-cell office:value-type="string" office:string-value="FERNANDA VASCONCELOS NOGUEIRA DAL MASO">
            <text:p>FERNANDA VASCONCELOS NOGUEIRA DAL MAS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425871">
            <text:p>2425871</text:p>
          </table:table-cell>
          <table:table-cell office:value-type="string" office:string-value="PAULO GONÇALVES TORRES JUNIOR">
            <text:p>PAULO GONÇALVES TORRES JUNIOR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388665">
            <text:p>1388665</text:p>
          </table:table-cell>
          <table:table-cell office:value-type="string" office:string-value="RAFAEL TODESCATO CAVALHEIRO">
            <text:p>RAFAEL TODESCATO CAVALHEIR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73819">
            <text:p>1773819</text:p>
          </table:table-cell>
          <table:table-cell office:value-type="string" office:string-value="TATIANE DALLA MARTHA CERVI">
            <text:p>TATIANE DALLA MARTHA CERVI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425853">
            <text:p>2425853</text:p>
          </table:table-cell>
          <table:table-cell office:value-type="string" office:string-value="CAMILLA CARNEIRO SARMENTO TENORIO CAVALCANTE">
            <text:p>CAMILLA CARNEIRO SARMENTO TENORIO CAVALCANTE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285586">
            <text:p>3285586</text:p>
          </table:table-cell>
          <table:table-cell office:value-type="string" office:string-value="GABRIELA DE JESUS CHAVES MEDEIROS">
            <text:p>GABRIELA DE JESUS CHAVES MEDEIRO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760464">
            <text:p>2760464</text:p>
          </table:table-cell>
          <table:table-cell office:value-type="string" office:string-value="MARIANA JUSTINO MASUGOSSA">
            <text:p>MARIANA JUSTINO MASUGOSS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100440">
            <text:p>1100440</text:p>
          </table:table-cell>
          <table:table-cell office:value-type="string" office:string-value="MARINEZ DE CARVALHO CAMPOS">
            <text:p>MARINEZ DE CARVALHO CAMPO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285619">
            <text:p>3285619</text:p>
          </table:table-cell>
          <table:table-cell office:value-type="string" office:string-value="PEDRO ANTONIO ROSA FERREIRA">
            <text:p>PEDRO ANTONIO ROSA FERREI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285661">
            <text:p>3285661</text:p>
          </table:table-cell>
          <table:table-cell office:value-type="string" office:string-value="ALLAN DA SILVA BAENAS">
            <text:p>ALLAN DA SILVA BAENA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78606">
            <text:p>1778606</text:p>
          </table:table-cell>
          <table:table-cell office:value-type="string" office:string-value="JUSSARA DE PAULA ALMEIDA MARQUES">
            <text:p>JUSSARA DE PAULA ALMEIDA MARQU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875294">
            <text:p>1875294</text:p>
          </table:table-cell>
          <table:table-cell office:value-type="string" office:string-value="CLARISSA JUSTINO CORDOVA DE SOUZA">
            <text:p>CLARISSA JUSTINO CORDOVA DE SOUZ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895480">
            <text:p>1895480</text:p>
          </table:table-cell>
          <table:table-cell office:value-type="string" office:string-value="ALESSANDRO POSTAL">
            <text:p>ALESSANDRO POSTAL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286161">
            <text:p>3286161</text:p>
          </table:table-cell>
          <table:table-cell office:value-type="string" office:string-value="ALEX FERREIRA COSTA">
            <text:p>ALEX FERREIRA COST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286448">
            <text:p>3286448</text:p>
          </table:table-cell>
          <table:table-cell office:value-type="string" office:string-value="LAURA PIESANTI ISHY DE MATOS">
            <text:p>LAURA PIESANTI ISHY DE MATO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306861">
            <text:p>2306861</text:p>
          </table:table-cell>
          <table:table-cell office:value-type="string" office:string-value="YNDILLA PEDROSO RENOVATO">
            <text:p>YNDILLA PEDROSO RENOVAT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286024">
            <text:p>3286024</text:p>
          </table:table-cell>
          <table:table-cell office:value-type="string" office:string-value="GLEICIANE DA SILVA CAMPOS">
            <text:p>GLEICIANE DA SILVA CAMPO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848439">
            <text:p>2848439</text:p>
          </table:table-cell>
          <table:table-cell office:value-type="string" office:string-value="TAIRO FORBAT ARAUJO">
            <text:p>TAIRO FORBAT ARAUJ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286149">
            <text:p>3286149</text:p>
          </table:table-cell>
          <table:table-cell office:value-type="string" office:string-value="VIVIANE ASANUMA PAULINO">
            <text:p>VIVIANE ASANUMA PAULIN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896546">
            <text:p>1896546</text:p>
          </table:table-cell>
          <table:table-cell office:value-type="string" office:string-value="JORGE SAMUEL FERNANDEZ URBIETA">
            <text:p>JORGE SAMUEL FERNANDEZ URBIET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459702">
            <text:p>1459702</text:p>
          </table:table-cell>
          <table:table-cell office:value-type="string" office:string-value="MARIO FLORIZEL ALMEIDA DE ARAUJO">
            <text:p>MARIO FLORIZEL ALMEIDA DE ARAUJ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223077">
            <text:p>1223077</text:p>
          </table:table-cell>
          <table:table-cell office:value-type="string" office:string-value="MARYNNA KAREN MIRANDA SIMÕES">
            <text:p>MARYNNA KAREN MIRANDA SIMÕ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377464">
            <text:p>1377464</text:p>
          </table:table-cell>
          <table:table-cell office:value-type="string" office:string-value="ZILDA ISIDORO OLIVEIRA">
            <text:p>ZILDA ISIDORO OLIVEI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120030">
            <text:p>3120030</text:p>
          </table:table-cell>
          <table:table-cell office:value-type="string" office:string-value="HELENA DE LIMA KRAUSS LEITE">
            <text:p>HELENA DE LIMA KRAUSS LEITE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287838">
            <text:p>3287838</text:p>
          </table:table-cell>
          <table:table-cell office:value-type="string" office:string-value="MARIA LUIZA LOPES RIBEIRO">
            <text:p>MARIA LUIZA LOPES RIBEIR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287816">
            <text:p>3287816</text:p>
          </table:table-cell>
          <table:table-cell office:value-type="string" office:string-value="VINICIUS DOS SANTOS ESTIMA">
            <text:p>VINICIUS DOS SANTOS ESTIM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857297">
            <text:p>2857297</text:p>
          </table:table-cell>
          <table:table-cell office:value-type="string" office:string-value="PAULO SERRA BARUKI">
            <text:p>PAULO SERRA BARUKI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287793">
            <text:p>3287793</text:p>
          </table:table-cell>
          <table:table-cell office:value-type="string" office:string-value="JUAN FERNANDES BEVILAQUA">
            <text:p>JUAN FERNANDES BEVILAQU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286654">
            <text:p>3286654</text:p>
          </table:table-cell>
          <table:table-cell office:value-type="string" office:string-value="LUIZ ANTONIO SILVA DE AZEVEDO">
            <text:p>LUIZ ANTONIO SILVA DE AZEVED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570420">
            <text:p>1570420</text:p>
          </table:table-cell>
          <table:table-cell office:value-type="string" office:string-value="ROZIMARE MARINA RODRIGUES RIVAS">
            <text:p>ROZIMARE MARINA RODRIGUES RIVA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257437">
            <text:p>1257437</text:p>
          </table:table-cell>
          <table:table-cell office:value-type="string" office:string-value="SÉRGIO HENRIQUE MENACHO FERRAZ">
            <text:p>SÉRGIO HENRIQUE MENACHO FERRAZ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73396">
            <text:p>2173396</text:p>
          </table:table-cell>
          <table:table-cell office:value-type="string" office:string-value="GENIVAL SOJO CARRIJO">
            <text:p>GENIVAL SOJO CARRIJ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74689">
            <text:p>2174689</text:p>
          </table:table-cell>
          <table:table-cell office:value-type="string" office:string-value="HENRIQUE DINIZ PARADA DE CARVALHO">
            <text:p>HENRIQUE DINIZ PARADA DE CARVALH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210465">
            <text:p>3210465</text:p>
          </table:table-cell>
          <table:table-cell office:value-type="string" office:string-value="KARLA SOARES BERTUCCINI">
            <text:p>KARLA SOARES BERTUCCINI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73561">
            <text:p>2173561</text:p>
          </table:table-cell>
          <table:table-cell office:value-type="string" office:string-value="POLIANE DA SILVA PAIXAO GUERINO">
            <text:p>POLIANE DA SILVA PAIXAO GUERIN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545711">
            <text:p>2545711</text:p>
          </table:table-cell>
          <table:table-cell office:value-type="string" office:string-value="FLÁVIA LOURENÇO DA SILVA RENOVATO">
            <text:p>FLÁVIA LOURENÇO DA SILVA RENOVAT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228520">
            <text:p>1228520</text:p>
          </table:table-cell>
          <table:table-cell office:value-type="string" office:string-value="RENATO DE FREITAS ROSA">
            <text:p>RENATO DE FREITAS ROS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288640">
            <text:p>3288640</text:p>
          </table:table-cell>
          <table:table-cell office:value-type="string" office:string-value="ROBSON HIROAKI AKIMURA">
            <text:p>ROBSON HIROAKI AKIMU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192361">
            <text:p>1192361</text:p>
          </table:table-cell>
          <table:table-cell office:value-type="string" office:string-value="ROSELYN RODRIGUES FONTOURA">
            <text:p>ROSELYN RODRIGUES FONTOU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122909">
            <text:p>3122909</text:p>
          </table:table-cell>
          <table:table-cell office:value-type="string" office:string-value="ANGELA MARIA MARTINS PIRES">
            <text:p>ANGELA MARIA MARTINS PIR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423549">
            <text:p>1423549</text:p>
          </table:table-cell>
          <table:table-cell office:value-type="string" office:string-value="DIEGO APARECIDO DE PAULA FARIAS">
            <text:p>DIEGO APARECIDO DE PAULA FARIA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549764">
            <text:p>2549764</text:p>
          </table:table-cell>
          <table:table-cell office:value-type="string" office:string-value="RENATA MARONNA PRAÇA LONGHI">
            <text:p>RENATA MARONNA PRAÇA LONGHI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123283">
            <text:p>3123283</text:p>
          </table:table-cell>
          <table:table-cell office:value-type="string" office:string-value="NATHAN COSTA DIAS">
            <text:p>NATHAN COSTA DIA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123326">
            <text:p>3123326</text:p>
          </table:table-cell>
          <table:table-cell office:value-type="string" office:string-value="TALITA MITSUE ONOSE ARAUJO CUNHA">
            <text:p>TALITA MITSUE ONOSE ARAUJO CUNH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123259">
            <text:p>3123259</text:p>
          </table:table-cell>
          <table:table-cell office:value-type="string" office:string-value="VALESCA GONÇALVES ALMEIDA">
            <text:p>VALESCA GONÇALVES ALMEID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025099">
            <text:p>2025099</text:p>
          </table:table-cell>
          <table:table-cell office:value-type="string" office:string-value="CELIO LUIZ DA SILVA">
            <text:p>CELIO LUIZ DA SILV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032116">
            <text:p>1032116</text:p>
          </table:table-cell>
          <table:table-cell office:value-type="string" office:string-value="JOSE MIGUEL ROCABADO BEJARANO">
            <text:p>JOSE MIGUEL ROCABADO BEJARAN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124478">
            <text:p>3124478</text:p>
          </table:table-cell>
          <table:table-cell office:value-type="string" office:string-value="HIGOR MENDES DE SOUZA ARQUIVISTA E">
            <text:p>HIGOR MENDES DE SOUZA ARQUIVISTA E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85602">
            <text:p>1785602</text:p>
          </table:table-cell>
          <table:table-cell office:value-type="string" office:string-value="ADENIR OLIVEIRA DA MOTA PIRES">
            <text:p>ADENIR OLIVEIRA DA MOTA PIR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85680">
            <text:p>1785680</text:p>
          </table:table-cell>
          <table:table-cell office:value-type="string" office:string-value="AMANDA XUCA JULIETA DE ALMEIDA PINA">
            <text:p>AMANDA XUCA JULIETA DE ALMEIDA PIN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85653">
            <text:p>1785653</text:p>
          </table:table-cell>
          <table:table-cell office:value-type="string" office:string-value="CICERO GOMES DE SOUZA JUNIOR">
            <text:p>CICERO GOMES DE SOUZA JUNIOR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85641">
            <text:p>1785641</text:p>
          </table:table-cell>
          <table:table-cell office:value-type="string" office:string-value="CIRLAINE DE MATTOS BARROS">
            <text:p>CIRLAINE DE MATTOS BARRO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85500">
            <text:p>1785500</text:p>
          </table:table-cell>
          <table:table-cell office:value-type="string" office:string-value="DEISE PINHEIRO VIEIRA">
            <text:p>DEISE PINHEIRO VIEI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85650">
            <text:p>1785650</text:p>
          </table:table-cell>
          <table:table-cell office:value-type="string" office:string-value="JAQUELINE ASSIS FERNANDES">
            <text:p>JAQUELINE ASSIS FERNAND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85608">
            <text:p>1785608</text:p>
          </table:table-cell>
          <table:table-cell office:value-type="string" office:string-value="MIRIAN PEDROSO ALVES">
            <text:p>MIRIAN PEDROSO ALV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85567">
            <text:p>1785567</text:p>
          </table:table-cell>
          <table:table-cell office:value-type="string" office:string-value="ROSELI AZAMBUJA BARBOSA">
            <text:p>ROSELI AZAMBUJA BARBOS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388820">
            <text:p>1388820</text:p>
          </table:table-cell>
          <table:table-cell office:value-type="string" office:string-value="JOSE REINALDO MARACAIPE COSTA">
            <text:p>JOSE REINALDO MARACAIPE COST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853204">
            <text:p>1853204</text:p>
          </table:table-cell>
          <table:table-cell office:value-type="string" office:string-value="ALINE ANJOS DA ROSA">
            <text:p>ALINE ANJOS DA ROS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85508">
            <text:p>1785508</text:p>
          </table:table-cell>
          <table:table-cell office:value-type="string" office:string-value="VANESSA RIBEIRO DOS SANTOS">
            <text:p>VANESSA RIBEIRO DOS SANTO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86655">
            <text:p>1786655</text:p>
          </table:table-cell>
          <table:table-cell office:value-type="string" office:string-value="KERLY DA SILVA BARBOSA">
            <text:p>KERLY DA SILVA BARBOS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86653">
            <text:p>1786653</text:p>
          </table:table-cell>
          <table:table-cell office:value-type="string" office:string-value="SIMARA DE SOUSA ELIAS">
            <text:p>SIMARA DE SOUSA ELIA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86654">
            <text:p>1786654</text:p>
          </table:table-cell>
          <table:table-cell office:value-type="string" office:string-value="IVONEIS BELARMINO DE LIMA">
            <text:p>IVONEIS BELARMINO DE LIM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87497">
            <text:p>1787497</text:p>
          </table:table-cell>
          <table:table-cell office:value-type="string" office:string-value="JACKELINE SCHULTZ SOARES">
            <text:p>JACKELINE SCHULTZ SOAR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344671">
            <text:p>1344671</text:p>
          </table:table-cell>
          <table:table-cell office:value-type="string" office:string-value="HENRIQUE GARCIA DE ASSIS CHAVES">
            <text:p>HENRIQUE GARCIA DE ASSIS CHAV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292153">
            <text:p>3292153</text:p>
          </table:table-cell>
          <table:table-cell office:value-type="string" office:string-value="LIZANDRA ALMEIDA ARAUJO">
            <text:p>LIZANDRA ALMEIDA ARAUJ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332268">
            <text:p>2332268</text:p>
          </table:table-cell>
          <table:table-cell office:value-type="string" office:string-value="RODRIGO MENDES ESPINDOLA">
            <text:p>RODRIGO MENDES ESPINDOL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291021">
            <text:p>3291021</text:p>
          </table:table-cell>
          <table:table-cell office:value-type="string" office:string-value="TAMARA APARECIDA MORENO GONSALES">
            <text:p>TAMARA APARECIDA MORENO GONSAL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292119">
            <text:p>3292119</text:p>
          </table:table-cell>
          <table:table-cell office:value-type="string" office:string-value="WILLIAN MOREIRA GOES">
            <text:p>WILLIAN MOREIRA GO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292512">
            <text:p>3292512</text:p>
          </table:table-cell>
          <table:table-cell office:value-type="string" office:string-value="ANA CAROLINE ROLON DE SOUZA">
            <text:p>ANA CAROLINE ROLON DE SOUZ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292524">
            <text:p>3292524</text:p>
          </table:table-cell>
          <table:table-cell office:value-type="string" office:string-value="ANA RAQUEL DA COSTA VARGAS">
            <text:p>ANA RAQUEL DA COSTA VARGA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88496">
            <text:p>1788496</text:p>
          </table:table-cell>
          <table:table-cell office:value-type="string" office:string-value="KARLA VIEIRA DOS SANTOS POSCA">
            <text:p>KARLA VIEIRA DOS SANTOS POSC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89727">
            <text:p>1789727</text:p>
          </table:table-cell>
          <table:table-cell office:value-type="string" office:string-value="LUIZ EDUARDO DE VINICIUS COSTA E SILVA">
            <text:p>LUIZ EDUARDO DE VINICIUS COSTA E SILV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91399">
            <text:p>1791399</text:p>
          </table:table-cell>
          <table:table-cell office:value-type="string" office:string-value="CELIA REGINA DE ARAUJO">
            <text:p>CELIA REGINA DE ARAUJ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91396">
            <text:p>1791396</text:p>
          </table:table-cell>
          <table:table-cell office:value-type="string" office:string-value="JONATHAS MARTINS TORRACA JUNIOR">
            <text:p>JONATHAS MARTINS TORRACA JUNIOR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91386">
            <text:p>1791386</text:p>
          </table:table-cell>
          <table:table-cell office:value-type="string" office:string-value="MARCIANA LOPES DA SILVA OZORIO">
            <text:p>MARCIANA LOPES DA SILVA OZORI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55132">
            <text:p>1755132</text:p>
          </table:table-cell>
          <table:table-cell office:value-type="string" office:string-value="MARCOS LUIS FALEIROS LOURENCAO">
            <text:p>MARCOS LUIS FALEIROS LOURENCA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91371">
            <text:p>1791371</text:p>
          </table:table-cell>
          <table:table-cell office:value-type="string" office:string-value="MARIANA FABIANE GARCIA TRAVASSOS">
            <text:p>MARIANA FABIANE GARCIA TRAVASSO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91359">
            <text:p>1791359</text:p>
          </table:table-cell>
          <table:table-cell office:value-type="string" office:string-value="MARINA OLIVEIRA BARBOZA">
            <text:p>MARINA OLIVEIRA BARBOZ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91406">
            <text:p>1791406</text:p>
          </table:table-cell>
          <table:table-cell office:value-type="string" office:string-value="ZULEIKA GUIMARAES DA ROCHA">
            <text:p>ZULEIKA GUIMARAES DA ROCH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579184">
            <text:p>1579184</text:p>
          </table:table-cell>
          <table:table-cell office:value-type="string" office:string-value="ANGELO FRANCO DO NASCIMENTO RIBEIRO">
            <text:p>ANGELO FRANCO DO NASCIMENTO RIBEIR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666700">
            <text:p>1666700</text:p>
          </table:table-cell>
          <table:table-cell office:value-type="string" office:string-value="CAROLINA OBREGÃO DA ROSA">
            <text:p>CAROLINA OBREGÃO DA ROS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666713">
            <text:p>1666713</text:p>
          </table:table-cell>
          <table:table-cell office:value-type="string" office:string-value="EDITH MIDORI HASHINOKUTI IWAMOTO">
            <text:p>EDITH MIDORI HASHINOKUTI IWAMOT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666687">
            <text:p>1666687</text:p>
          </table:table-cell>
          <table:table-cell office:value-type="string" office:string-value="EDSON DA SILVA COSTA">
            <text:p>EDSON DA SILVA COST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666696">
            <text:p>1666696</text:p>
          </table:table-cell>
          <table:table-cell office:value-type="string" office:string-value="GLAUBER DA SILVA">
            <text:p>GLAUBER DA SILV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581110">
            <text:p>1581110</text:p>
          </table:table-cell>
          <table:table-cell office:value-type="string" office:string-value="DEUSDETE JUNIOR SANTOS">
            <text:p>DEUSDETE JUNIOR SANTO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666771">
            <text:p>1666771</text:p>
          </table:table-cell>
          <table:table-cell office:value-type="string" office:string-value="SHEILA NUNES PEREIRA">
            <text:p>SHEILA NUNES PEREI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905655">
            <text:p>1905655</text:p>
          </table:table-cell>
          <table:table-cell office:value-type="string" office:string-value="JUNIO EDUVIRGEM">
            <text:p>JUNIO EDUVIRGEM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666945">
            <text:p>1666945</text:p>
          </table:table-cell>
          <table:table-cell office:value-type="string" office:string-value="KARINE ARMINDA DE FÁTIMA SEGATTO">
            <text:p>KARINE ARMINDA DE FÁTIMA SEGATT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666894">
            <text:p>1666894</text:p>
          </table:table-cell>
          <table:table-cell office:value-type="string" office:string-value="PRISCILLA ELY VIEIRA HATTORI">
            <text:p>PRISCILLA ELY VIEIRA HATTORI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666937">
            <text:p>1666937</text:p>
          </table:table-cell>
          <table:table-cell office:value-type="string" office:string-value="PRISCILLA NARCISO JUSTI CAMARGO">
            <text:p>PRISCILLA NARCISO JUSTI CAMARG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666855">
            <text:p>1666855</text:p>
          </table:table-cell>
          <table:table-cell office:value-type="string" office:string-value="WANESSA GONÇALVES SILVA">
            <text:p>WANESSA GONÇALVES SILV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571225">
            <text:p>2571225</text:p>
          </table:table-cell>
          <table:table-cell office:value-type="string" office:string-value="WILLIAM FERREIRA FALCO">
            <text:p>WILLIAM FERREIRA FALC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92827">
            <text:p>1792827</text:p>
          </table:table-cell>
          <table:table-cell office:value-type="string" office:string-value="ANA PAULA SCHVEIGER DA SILVA">
            <text:p>ANA PAULA SCHVEIGER DA SILV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666976">
            <text:p>1666976</text:p>
          </table:table-cell>
          <table:table-cell office:value-type="string" office:string-value="ANDERSON AVILA PIASSAROLLO">
            <text:p>ANDERSON AVILA PIASSAROLL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319402">
            <text:p>1319402</text:p>
          </table:table-cell>
          <table:table-cell office:value-type="string" office:string-value="NEIVA SALAZAR DO NASCIMENTO">
            <text:p>NEIVA SALAZAR DO NASCIMENTO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667164">
            <text:p>1667164</text:p>
          </table:table-cell>
          <table:table-cell office:value-type="string" office:string-value="SUZANA CORREA MARQUES">
            <text:p>SUZANA CORREA MARQUES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666920">
            <text:p>1666920</text:p>
          </table:table-cell>
          <table:table-cell office:value-type="string" office:string-value="VIVIAN MANFRIM MUHAMED ZAHRA">
            <text:p>VIVIAN MANFRIM MUHAMED ZAHR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68998">
            <text:p>1768998</text:p>
          </table:table-cell>
          <table:table-cell office:value-type="string" office:string-value="MARIANE FRANTZ">
            <text:p>MARIANE FRANTZ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819501">
            <text:p>1819501</text:p>
          </table:table-cell>
          <table:table-cell office:value-type="string" office:string-value="ADAIR JOSE DA SILVA">
            <text:p>ADAIR JOSE DA SILVA</text:p>
          </table:table-cell>
          <table:table-cell office:value-type="string" office:string-value="10">
            <text:p>10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9777">
            <text:p>1819777</text:p>
          </table:table-cell>
          <table:table-cell office:value-type="string" office:string-value="ADALBERTO VITAL DOS SANTOS JUNIOR">
            <text:p>ADALBERTO VITAL DOS SANTOS JUNIOR</text:p>
          </table:table-cell>
          <table:table-cell office:value-type="string" office:string-value="15">
            <text:p>15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3313229">
            <text:p>3313229</text:p>
          </table:table-cell>
          <table:table-cell office:value-type="string" office:string-value="ADALTO VIEIRA FERREIRA JUNIOR">
            <text:p>ADALTO VIEIRA FERREIRA JUNIOR</text:p>
          </table:table-cell>
          <table:table-cell office:value-type="string" office:string-value="18">
            <text:p>18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2800315">
            <text:p>2800315</text:p>
          </table:table-cell>
          <table:table-cell office:value-type="string" office:string-value="ANGELA HESS GUMIEIRO">
            <text:p>ANGELA HESS GUMIEIRO</text:p>
          </table:table-cell>
          <table:table-cell office:value-type="string" office:string-value="23">
            <text:p>23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212960">
            <text:p>1212960</text:p>
          </table:table-cell>
          <table:table-cell office:value-type="string" office:string-value="ARIANE MORALES MORETI">
            <text:p>ARIANE MORALES MORETI</text:p>
          </table:table-cell>
          <table:table-cell office:value-type="string" office:string-value="1">
            <text:p>1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2064389">
            <text:p>2064389</text:p>
          </table:table-cell>
          <table:table-cell office:value-type="string" office:string-value="CAROLINE REIS SANEMATSU">
            <text:p>CAROLINE REIS SANEMATSU</text:p>
          </table:table-cell>
          <table:table-cell office:value-type="string" office:string-value="7">
            <text:p>7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3313283">
            <text:p>3313283</text:p>
          </table:table-cell>
          <table:table-cell office:value-type="string" office:string-value="CEZAR EDUARDO SOARES CORDEIRO">
            <text:p>CEZAR EDUARDO SOARES CORDEIRO</text:p>
          </table:table-cell>
          <table:table-cell office:value-type="string" office:string-value="18">
            <text:p>18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2061066">
            <text:p>2061066</text:p>
          </table:table-cell>
          <table:table-cell office:value-type="string" office:string-value="CIBELE ANDRADE NOGUEIRA">
            <text:p>CIBELE ANDRADE NOGUEIRA</text:p>
          </table:table-cell>
          <table:table-cell office:value-type="string" office:string-value="1">
            <text:p>1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114497">
            <text:p>1114497</text:p>
          </table:table-cell>
          <table:table-cell office:value-type="string" office:string-value="CIBELE LIMA AREVALO MATOS">
            <text:p>CIBELE LIMA AREVALO MATOS</text:p>
          </table:table-cell>
          <table:table-cell office:value-type="string" office:string-value="1">
            <text:p>1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8578">
            <text:p>1818578</text:p>
          </table:table-cell>
          <table:table-cell office:value-type="string" office:string-value="CICERA VERGINIA DOS SANTOS">
            <text:p>CICERA VERGINIA DOS SANTOS</text:p>
          </table:table-cell>
          <table:table-cell office:value-type="string" office:string-value="5">
            <text:p>5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20169">
            <text:p>1820169</text:p>
          </table:table-cell>
          <table:table-cell office:value-type="string" office:string-value="CLEBER APARECIDO LUCIO">
            <text:p>CLEBER APARECIDO LUCIO</text:p>
          </table:table-cell>
          <table:table-cell office:value-type="string" office:string-value="14">
            <text:p>14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20143">
            <text:p>1820143</text:p>
          </table:table-cell>
          <table:table-cell office:value-type="string" office:string-value="CRICIA POIARES VIEIRA">
            <text:p>CRICIA POIARES VIEIRA</text:p>
          </table:table-cell>
          <table:table-cell office:value-type="string" office:string-value="14">
            <text:p>14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2543795">
            <text:p>2543795</text:p>
          </table:table-cell>
          <table:table-cell office:value-type="string" office:string-value="CRISTINA HINAKO YAMASHITA">
            <text:p>CRISTINA HINAKO YAMASHITA</text:p>
          </table:table-cell>
          <table:table-cell office:value-type="string" office:string-value="1">
            <text:p>1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2067058">
            <text:p>2067058</text:p>
          </table:table-cell>
          <table:table-cell office:value-type="string" office:string-value="DANIELA TORRES CANTADORI">
            <text:p>DANIELA TORRES CANTADORI</text:p>
          </table:table-cell>
          <table:table-cell office:value-type="string" office:string-value="29">
            <text:p>29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2064299">
            <text:p>2064299</text:p>
          </table:table-cell>
          <table:table-cell office:value-type="string" office:string-value="DANIELY GUSKUMA FRANCO">
            <text:p>DANIELY GUSKUMA FRANCO</text:p>
          </table:table-cell>
          <table:table-cell office:value-type="string" office:string-value="16">
            <text:p>16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2061041">
            <text:p>2061041</text:p>
          </table:table-cell>
          <table:table-cell office:value-type="string" office:string-value="DAVID CORREIA DA SILVA">
            <text:p>DAVID CORREIA DA SILVA</text:p>
          </table:table-cell>
          <table:table-cell office:value-type="string" office:string-value="7">
            <text:p>7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3234720">
            <text:p>3234720</text:p>
          </table:table-cell>
          <table:table-cell office:value-type="string" office:string-value="DIEGO ROCHA RODRIGUES">
            <text:p>DIEGO ROCHA RODRIGUES</text:p>
          </table:table-cell>
          <table:table-cell office:value-type="string" office:string-value="20">
            <text:p>20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2065490">
            <text:p>2065490</text:p>
          </table:table-cell>
          <table:table-cell office:value-type="string" office:string-value="EDEVALDO JUNIOR ALVES MOREIRA">
            <text:p>EDEVALDO JUNIOR ALVES MOREIRA</text:p>
          </table:table-cell>
          <table:table-cell office:value-type="string" office:string-value="25">
            <text:p>25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20030">
            <text:p>1820030</text:p>
          </table:table-cell>
          <table:table-cell office:value-type="string" office:string-value="EDILMA BATISTA RODRIGUES RIBEIRO">
            <text:p>EDILMA BATISTA RODRIGUES RIBEIRO</text:p>
          </table:table-cell>
          <table:table-cell office:value-type="string" office:string-value="14">
            <text:p>14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9570">
            <text:p>1819570</text:p>
          </table:table-cell>
          <table:table-cell office:value-type="string" office:string-value="EDNA MANARI DOS SANTOS">
            <text:p>EDNA MANARI DOS SANTOS</text:p>
          </table:table-cell>
          <table:table-cell office:value-type="string" office:string-value="8">
            <text:p>8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21943">
            <text:p>1821943</text:p>
          </table:table-cell>
          <table:table-cell office:value-type="string" office:string-value="EDSON JOSELINO FRETE">
            <text:p>EDSON JOSELINO FRETE</text:p>
          </table:table-cell>
          <table:table-cell office:value-type="string" office:string-value="21">
            <text:p>21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21954">
            <text:p>1821954</text:p>
          </table:table-cell>
          <table:table-cell office:value-type="string" office:string-value="ELI CARLOS COSTA DOS SANTOS">
            <text:p>ELI CARLOS COSTA DOS SANTOS</text:p>
          </table:table-cell>
          <table:table-cell office:value-type="string" office:string-value="21">
            <text:p>21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2063058">
            <text:p>2063058</text:p>
          </table:table-cell>
          <table:table-cell office:value-type="string" office:string-value="ETIENE PAULA DA SILVA DINIZ">
            <text:p>ETIENE PAULA DA SILVA DINIZ</text:p>
          </table:table-cell>
          <table:table-cell office:value-type="string" office:string-value="4">
            <text:p>4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2067306">
            <text:p>2067306</text:p>
          </table:table-cell>
          <table:table-cell office:value-type="string" office:string-value="EVANDO PINHEIRO PIMENTEL">
            <text:p>EVANDO PINHEIRO PIMENTEL</text:p>
          </table:table-cell>
          <table:table-cell office:value-type="string" office:string-value="30">
            <text:p>30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3313407">
            <text:p>3313407</text:p>
          </table:table-cell>
          <table:table-cell office:value-type="string" office:string-value="FELIPE MEDEIROS DA SILVA MACEDO">
            <text:p>FELIPE MEDEIROS DA SILVA MACEDO</text:p>
          </table:table-cell>
          <table:table-cell office:value-type="string" office:string-value="30">
            <text:p>30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091520">
            <text:p>1091520</text:p>
          </table:table-cell>
          <table:table-cell office:value-type="string" office:string-value="FERNANDO ANDRADE CAIRES">
            <text:p>FERNANDO ANDRADE CAIRES</text:p>
          </table:table-cell>
          <table:table-cell office:value-type="string" office:string-value="6">
            <text:p>6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2060881">
            <text:p>2060881</text:p>
          </table:table-cell>
          <table:table-cell office:value-type="string" office:string-value="FERNANDO HENRIQUE DE OLIVEIRA PISANO">
            <text:p>FERNANDO HENRIQUE DE OLIVEIRA PISANO</text:p>
          </table:table-cell>
          <table:table-cell office:value-type="string" office:string-value="1">
            <text:p>1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915011">
            <text:p>1915011</text:p>
          </table:table-cell>
          <table:table-cell office:value-type="string" office:string-value="FERNANDO LARA ROCHA DE ALMEIDA">
            <text:p>FERNANDO LARA ROCHA DE ALMEIDA</text:p>
          </table:table-cell>
          <table:table-cell office:value-type="string" office:string-value="17">
            <text:p>17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3821400">
            <text:p>3821400</text:p>
          </table:table-cell>
          <table:table-cell office:value-type="string" office:string-value="HELCIO DE BRITO LIMA">
            <text:p>HELCIO DE BRITO LIMA</text:p>
          </table:table-cell>
          <table:table-cell office:value-type="string" office:string-value="24">
            <text:p>24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760357">
            <text:p>1760357</text:p>
          </table:table-cell>
          <table:table-cell office:value-type="string" office:string-value="HELOIZA SCHEID SPIER">
            <text:p>HELOIZA SCHEID SPIER</text:p>
          </table:table-cell>
          <table:table-cell office:value-type="string" office:string-value="28">
            <text:p>28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9453">
            <text:p>1819453</text:p>
          </table:table-cell>
          <table:table-cell office:value-type="string" office:string-value="IEDA ROMERO ALVES DA SILVA ASSIS">
            <text:p>IEDA ROMERO ALVES DA SILVA ASSIS</text:p>
          </table:table-cell>
          <table:table-cell office:value-type="string" office:string-value="8">
            <text:p>8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6935">
            <text:p>1816935</text:p>
          </table:table-cell>
          <table:table-cell office:value-type="string" office:string-value="ILMA VERA DA COSTA">
            <text:p>ILMA VERA DA COSTA</text:p>
          </table:table-cell>
          <table:table-cell office:value-type="string" office:string-value="4">
            <text:p>4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070292">
            <text:p>1070292</text:p>
          </table:table-cell>
          <table:table-cell office:value-type="string" office:string-value="ISAIAS TORRES DE OLIVEIRA">
            <text:p>ISAIAS TORRES DE OLIVEIRA</text:p>
          </table:table-cell>
          <table:table-cell office:value-type="string" office:string-value="18">
            <text:p>18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6913">
            <text:p>1816913</text:p>
          </table:table-cell>
          <table:table-cell office:value-type="string" office:string-value="JAQUELINE CARDOSO DA SILVA">
            <text:p>JAQUELINE CARDOSO DA SILVA</text:p>
          </table:table-cell>
          <table:table-cell office:value-type="string" office:string-value="4">
            <text:p>4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9450">
            <text:p>1819450</text:p>
          </table:table-cell>
          <table:table-cell office:value-type="string" office:string-value="JEAN CARLOS BARROS DE ARAUJO">
            <text:p>JEAN CARLOS BARROS DE ARAUJO</text:p>
          </table:table-cell>
          <table:table-cell office:value-type="string" office:string-value="8">
            <text:p>8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9537">
            <text:p>1819537</text:p>
          </table:table-cell>
          <table:table-cell office:value-type="string" office:string-value="JEREMIAS GONCALVES">
            <text:p>JEREMIAS GONCALVES</text:p>
          </table:table-cell>
          <table:table-cell office:value-type="string" office:string-value="8">
            <text:p>8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3149308">
            <text:p>3149308</text:p>
          </table:table-cell>
          <table:table-cell office:value-type="string" office:string-value="JESSICA MAURINO DOS SANTOS">
            <text:p>JESSICA MAURINO DOS SANTOS</text:p>
          </table:table-cell>
          <table:table-cell office:value-type="string" office:string-value="11">
            <text:p>11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2061095">
            <text:p>2061095</text:p>
          </table:table-cell>
          <table:table-cell office:value-type="string" office:string-value="JOAO GABRIEL PEREIRA PIMENTEL">
            <text:p>JOAO GABRIEL PEREIRA PIMENTEL</text:p>
          </table:table-cell>
          <table:table-cell office:value-type="string" office:string-value="9">
            <text:p>9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6919">
            <text:p>1816919</text:p>
          </table:table-cell>
          <table:table-cell office:value-type="string" office:string-value="JOSE OTAVIO DE SALES">
            <text:p>JOSE OTAVIO DE SALES</text:p>
          </table:table-cell>
          <table:table-cell office:value-type="string" office:string-value="1">
            <text:p>1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6933">
            <text:p>1816933</text:p>
          </table:table-cell>
          <table:table-cell office:value-type="string" office:string-value="JOSHILEY COELHO GUINDO DE AQUINO">
            <text:p>JOSHILEY COELHO GUINDO DE AQUINO</text:p>
          </table:table-cell>
          <table:table-cell office:value-type="string" office:string-value="5">
            <text:p>5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3149912">
            <text:p>3149912</text:p>
          </table:table-cell>
          <table:table-cell office:value-type="string" office:string-value="JULIANA DE OLIVEIRA TEIXEIRA">
            <text:p>JULIANA DE OLIVEIRA TEIXEIRA</text:p>
          </table:table-cell>
          <table:table-cell office:value-type="string" office:string-value="5">
            <text:p>5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2067225">
            <text:p>2067225</text:p>
          </table:table-cell>
          <table:table-cell office:value-type="string" office:string-value="LADY DAIANE PIRES DE ARAUJO">
            <text:p>LADY DAIANE PIRES DE ARAUJO</text:p>
          </table:table-cell>
          <table:table-cell office:value-type="string" office:string-value="17">
            <text:p>17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3151916">
            <text:p>3151916</text:p>
          </table:table-cell>
          <table:table-cell office:value-type="string" office:string-value="LAIS YURI NISHIMURA">
            <text:p>LAIS YURI NISHIMURA</text:p>
          </table:table-cell>
          <table:table-cell office:value-type="string" office:string-value="14">
            <text:p>14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21960">
            <text:p>1821960</text:p>
          </table:table-cell>
          <table:table-cell office:value-type="string" office:string-value="LEIDIMARA CRISTINA ZANFOLIN">
            <text:p>LEIDIMARA CRISTINA ZANFOLIN</text:p>
          </table:table-cell>
          <table:table-cell office:value-type="string" office:string-value="21">
            <text:p>21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7934">
            <text:p>1817934</text:p>
          </table:table-cell>
          <table:table-cell office:value-type="string" office:string-value="LILIANE DA SILVA SANTOS ARAN">
            <text:p>LILIANE DA SILVA SANTOS ARAN</text:p>
          </table:table-cell>
          <table:table-cell office:value-type="string" office:string-value="4">
            <text:p>4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3313449">
            <text:p>3313449</text:p>
          </table:table-cell>
          <table:table-cell office:value-type="string" office:string-value="LUIZ FERNANDO HORTA GOMES">
            <text:p>LUIZ FERNANDO HORTA GOMES</text:p>
          </table:table-cell>
          <table:table-cell office:value-type="string" office:string-value="24">
            <text:p>24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9933">
            <text:p>1819933</text:p>
          </table:table-cell>
          <table:table-cell office:value-type="string" office:string-value="MARCIA TEREZINHA GOETTEMS">
            <text:p>MARCIA TEREZINHA GOETTEMS</text:p>
          </table:table-cell>
          <table:table-cell office:value-type="string" office:string-value="14">
            <text:p>14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3313287">
            <text:p>3313287</text:p>
          </table:table-cell>
          <table:table-cell office:value-type="string" office:string-value="MARCIO OLIVEIRA DA SILVA">
            <text:p>MARCIO OLIVEIRA DA SILVA</text:p>
          </table:table-cell>
          <table:table-cell office:value-type="string" office:string-value="19">
            <text:p>19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2727175">
            <text:p>2727175</text:p>
          </table:table-cell>
          <table:table-cell office:value-type="string" office:string-value="MARCOS SHUITI AZUMA MOTOMIA">
            <text:p>MARCOS SHUITI AZUMA MOTOMIA</text:p>
          </table:table-cell>
          <table:table-cell office:value-type="string" office:string-value="24">
            <text:p>24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22804">
            <text:p>1822804</text:p>
          </table:table-cell>
          <table:table-cell office:value-type="string" office:string-value="MARIA DE FATIMA BRITO ALCANTARA">
            <text:p>MARIA DE FATIMA BRITO ALCANTARA</text:p>
          </table:table-cell>
          <table:table-cell office:value-type="string" office:string-value="27">
            <text:p>27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9563">
            <text:p>1819563</text:p>
          </table:table-cell>
          <table:table-cell office:value-type="string" office:string-value="MARIA NILZA SATURNINO">
            <text:p>MARIA NILZA SATURNINO</text:p>
          </table:table-cell>
          <table:table-cell office:value-type="string" office:string-value="14">
            <text:p>14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9729">
            <text:p>1819729</text:p>
          </table:table-cell>
          <table:table-cell office:value-type="string" office:string-value="MARLUS ANDRE DE LIMA SORNAS">
            <text:p>MARLUS ANDRE DE LIMA SORNAS</text:p>
          </table:table-cell>
          <table:table-cell office:value-type="string" office:string-value="14">
            <text:p>14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2621506">
            <text:p>2621506</text:p>
          </table:table-cell>
          <table:table-cell office:value-type="string" office:string-value="MAURO NAKAYAMA">
            <text:p>MAURO NAKAYAMA</text:p>
          </table:table-cell>
          <table:table-cell office:value-type="string" office:string-value="1">
            <text:p>1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9595">
            <text:p>1819595</text:p>
          </table:table-cell>
          <table:table-cell office:value-type="string" office:string-value="MIRNA BEATRIZ AVALOS VILHALVA">
            <text:p>MIRNA BEATRIZ AVALOS VILHALVA</text:p>
          </table:table-cell>
          <table:table-cell office:value-type="string" office:string-value="8">
            <text:p>8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9995">
            <text:p>1819995</text:p>
          </table:table-cell>
          <table:table-cell office:value-type="string" office:string-value="MORRISON FRANCISCO REIS VERAO">
            <text:p>MORRISON FRANCISCO REIS VERAO</text:p>
          </table:table-cell>
          <table:table-cell office:value-type="string" office:string-value="14">
            <text:p>14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9965">
            <text:p>1819965</text:p>
          </table:table-cell>
          <table:table-cell office:value-type="string" office:string-value="PRISCILA ILBANES DE ARAUJO">
            <text:p>PRISCILA ILBANES DE ARAUJO</text:p>
          </table:table-cell>
          <table:table-cell office:value-type="string" office:string-value="21">
            <text:p>21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9551">
            <text:p>1819551</text:p>
          </table:table-cell>
          <table:table-cell office:value-type="string" office:string-value="REGIANE AZEVEDO DE OLIVEIRA">
            <text:p>REGIANE AZEVEDO DE OLIVEIRA</text:p>
          </table:table-cell>
          <table:table-cell office:value-type="string" office:string-value="8">
            <text:p>8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2387735">
            <text:p>2387735</text:p>
          </table:table-cell>
          <table:table-cell office:value-type="string" office:string-value="RENAN MENDES CAMARGOS">
            <text:p>RENAN MENDES CAMARGOS</text:p>
          </table:table-cell>
          <table:table-cell office:value-type="string" office:string-value="17">
            <text:p>17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24288">
            <text:p>1824288</text:p>
          </table:table-cell>
          <table:table-cell office:value-type="string" office:string-value="RENATA FATURETO BORGES WATANABE">
            <text:p>RENATA FATURETO BORGES WATANABE</text:p>
          </table:table-cell>
          <table:table-cell office:value-type="string" office:string-value="22">
            <text:p>22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9515">
            <text:p>1819515</text:p>
          </table:table-cell>
          <table:table-cell office:value-type="string" office:string-value="ROSANGELA FERNANDES">
            <text:p>ROSANGELA FERNANDES</text:p>
          </table:table-cell>
          <table:table-cell office:value-type="string" office:string-value="7">
            <text:p>7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2060541">
            <text:p>2060541</text:p>
          </table:table-cell>
          <table:table-cell office:value-type="string" office:string-value="RUTE ELIZ VARGAS MARQUES STRANIERI">
            <text:p>RUTE ELIZ VARGAS MARQUES STRANIERI</text:p>
          </table:table-cell>
          <table:table-cell office:value-type="string" office:string-value="7">
            <text:p>7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20194">
            <text:p>1820194</text:p>
          </table:table-cell>
          <table:table-cell office:value-type="string" office:string-value="RUTE FERREIRA FALCO">
            <text:p>RUTE FERREIRA FALCO</text:p>
          </table:table-cell>
          <table:table-cell office:value-type="string" office:string-value="8">
            <text:p>8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21130">
            <text:p>1821130</text:p>
          </table:table-cell>
          <table:table-cell office:value-type="string" office:string-value="SANDRA LOPES LUZI">
            <text:p>SANDRA LOPES LUZI</text:p>
          </table:table-cell>
          <table:table-cell office:value-type="string" office:string-value="19">
            <text:p>19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244834">
            <text:p>1244834</text:p>
          </table:table-cell>
          <table:table-cell office:value-type="string" office:string-value="SANDRA YUKI KANOMATA">
            <text:p>SANDRA YUKI KANOMATA</text:p>
          </table:table-cell>
          <table:table-cell office:value-type="string" office:string-value="1">
            <text:p>1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9513">
            <text:p>1819513</text:p>
          </table:table-cell>
          <table:table-cell office:value-type="string" office:string-value="SILVANE WAILAND">
            <text:p>SILVANE WAILAND</text:p>
          </table:table-cell>
          <table:table-cell office:value-type="string" office:string-value="13">
            <text:p>13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8096">
            <text:p>1818096</text:p>
          </table:table-cell>
          <table:table-cell office:value-type="string" office:string-value="SIMONE GOMES BRONEL TOLDO">
            <text:p>SIMONE GOMES BRONEL TOLDO</text:p>
          </table:table-cell>
          <table:table-cell office:value-type="string" office:string-value="2">
            <text:p>2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3141612">
            <text:p>3141612</text:p>
          </table:table-cell>
          <table:table-cell office:value-type="string" office:string-value="TATIANE VALERIA RODRIGUES">
            <text:p>TATIANE VALERIA RODRIGUES</text:p>
          </table:table-cell>
          <table:table-cell office:value-type="string" office:string-value="16">
            <text:p>16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3313252">
            <text:p>3313252</text:p>
          </table:table-cell>
          <table:table-cell office:value-type="string" office:string-value="TAULY MAYARA TONATTO REZENDE">
            <text:p>TAULY MAYARA TONATTO REZENDE</text:p>
          </table:table-cell>
          <table:table-cell office:value-type="string" office:string-value="18">
            <text:p>18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9518">
            <text:p>1819518</text:p>
          </table:table-cell>
          <table:table-cell office:value-type="string" office:string-value="TELMA APARECIDA NOLASCO OLIVEIRA">
            <text:p>TELMA APARECIDA NOLASCO OLIVEIRA</text:p>
          </table:table-cell>
          <table:table-cell office:value-type="string" office:string-value="7">
            <text:p>7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2066425">
            <text:p>2066425</text:p>
          </table:table-cell>
          <table:table-cell office:value-type="string" office:string-value="THAIS FERNANDES COSTA REGENTE">
            <text:p>THAIS FERNANDES COSTA REGENTE</text:p>
          </table:table-cell>
          <table:table-cell office:value-type="string" office:string-value="29">
            <text:p>29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8155">
            <text:p>1818155</text:p>
          </table:table-cell>
          <table:table-cell office:value-type="string" office:string-value="TIAGO PEREIRA LEITE DE CAMPOS">
            <text:p>TIAGO PEREIRA LEITE DE CAMPOS</text:p>
          </table:table-cell>
          <table:table-cell office:value-type="string" office:string-value="4">
            <text:p>4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20146">
            <text:p>1820146</text:p>
          </table:table-cell>
          <table:table-cell office:value-type="string" office:string-value="VALERIA PAULA TEZOLIN">
            <text:p>VALERIA PAULA TEZOLIN</text:p>
          </table:table-cell>
          <table:table-cell office:value-type="string" office:string-value="14">
            <text:p>14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20218">
            <text:p>1820218</text:p>
          </table:table-cell>
          <table:table-cell office:value-type="string" office:string-value="VALERIA PEREIRA DA SILVA PERACOLLI">
            <text:p>VALERIA PEREIRA DA SILVA PERACOLLI</text:p>
          </table:table-cell>
          <table:table-cell office:value-type="string" office:string-value="14">
            <text:p>14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2809760">
            <text:p>2809760</text:p>
          </table:table-cell>
          <table:table-cell office:value-type="string" office:string-value="VANI APARECIDA FERREIRA DOS ANJOS">
            <text:p>VANI APARECIDA FERREIRA DOS ANJOS</text:p>
          </table:table-cell>
          <table:table-cell office:value-type="string" office:string-value="4">
            <text:p>4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6929">
            <text:p>1816929</text:p>
          </table:table-cell>
          <table:table-cell office:value-type="string" office:string-value="WALKIRIA NASCIMENTO VALADARES DE CAMPOS">
            <text:p>WALKIRIA NASCIMENTO VALADARES DE CAMPOS</text:p>
          </table:table-cell>
          <table:table-cell office:value-type="string" office:string-value="19">
            <text:p>19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22352">
            <text:p>1822352</text:p>
          </table:table-cell>
          <table:table-cell office:value-type="string" office:string-value="WELLINGTON SORDI">
            <text:p>WELLINGTON SORDI</text:p>
          </table:table-cell>
          <table:table-cell office:value-type="string" office:string-value="25">
            <text:p>25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3496607">
            <text:p>3496607</text:p>
          </table:table-cell>
          <table:table-cell office:value-type="string" office:string-value="GUIDO VIEIRA GOMES">
            <text:p>GUIDO VIEIRA GOMES</text:p>
          </table:table-cell>
          <table:table-cell office:value-type="string" office:string-value="21">
            <text:p>21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24262">
            <text:p>1824262</text:p>
          </table:table-cell>
          <table:table-cell office:value-type="string" office:string-value="KAROLYNE DE MOURA MORAIS ORTIGOZA">
            <text:p>KAROLYNE DE MOURA MORAIS ORTIGOZA</text:p>
          </table:table-cell>
          <table:table-cell office:value-type="string" office:string-value="14">
            <text:p>14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22262">
            <text:p>1822262</text:p>
          </table:table-cell>
          <table:table-cell office:value-type="string" office:string-value="OSMAR MAIA FILHO">
            <text:p>OSMAR MAIA FILHO</text:p>
          </table:table-cell>
          <table:table-cell office:value-type="string" office:string-value="22">
            <text:p>22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7860">
            <text:p>1817860</text:p>
          </table:table-cell>
          <table:table-cell office:value-type="string" office:string-value="PAULO CESAR LOPES LIMA">
            <text:p>PAULO CESAR LOPES LIMA</text:p>
          </table:table-cell>
          <table:table-cell office:value-type="string" office:string-value="6">
            <text:p>6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3337979">
            <text:p>3337979</text:p>
          </table:table-cell>
          <table:table-cell office:value-type="string" office:string-value="PAULO ROBERTO DA CRUZ DE OLIVEIRA">
            <text:p>PAULO ROBERTO DA CRUZ DE OLIVEIRA</text:p>
          </table:table-cell>
          <table:table-cell office:value-type="string" office:string-value="1">
            <text:p>1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19744">
            <text:p>1819744</text:p>
          </table:table-cell>
          <table:table-cell office:value-type="string" office:string-value="TIAGO FLORES ZEFERINO">
            <text:p>TIAGO FLORES ZEFERINO</text:p>
          </table:table-cell>
          <table:table-cell office:value-type="string" office:string-value="15">
            <text:p>15</text:p>
          </table:table-cell>
          <table:table-cell office:value-type="string" office:string-value="04">
            <text:p>04</text:p>
          </table:table-cell>
        </table:table-row>
        <table:table-row>
          <table:table-cell office:value-type="string" office:string-value="1803787">
            <text:p>1803787</text:p>
          </table:table-cell>
          <table:table-cell office:value-type="string" office:string-value="ABADIA DE FÁTIMA RESENDE">
            <text:p>ABADIA DE FÁTIMA RESENDE</text:p>
          </table:table-cell>
          <table:table-cell office:value-type="string" office:string-value="9">
            <text:p>9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917248">
            <text:p>1917248</text:p>
          </table:table-cell>
          <table:table-cell office:value-type="string" office:string-value="AGDA SCHWENGBER">
            <text:p>AGDA SCHWENGBER</text:p>
          </table:table-cell>
          <table:table-cell office:value-type="string" office:string-value="15">
            <text:p>15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8705">
            <text:p>1808705</text:p>
          </table:table-cell>
          <table:table-cell office:value-type="string" office:string-value="ALEXANDRE DE ARAÚJO CASTRO">
            <text:p>ALEXANDRE DE ARAÚJO CASTRO</text:p>
          </table:table-cell>
          <table:table-cell office:value-type="string" office:string-value="21">
            <text:p>21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5368">
            <text:p>1805368</text:p>
          </table:table-cell>
          <table:table-cell office:value-type="string" office:string-value="ALEXANDRE HENRINGER DE SOUZA">
            <text:p>ALEXANDRE HENRINGER DE SOUZA</text:p>
          </table:table-cell>
          <table:table-cell office:value-type="string" office:string-value="14">
            <text:p>14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1494">
            <text:p>1801494</text:p>
          </table:table-cell>
          <table:table-cell office:value-type="string" office:string-value="ALEXANDRE SATOSHI INAGAKI">
            <text:p>ALEXANDRE SATOSHI INAGAKI</text:p>
          </table:table-cell>
          <table:table-cell office:value-type="string" office:string-value="2">
            <text:p>2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56307">
            <text:p>1856307</text:p>
          </table:table-cell>
          <table:table-cell office:value-type="string" office:string-value="ALICE ALVES DA SILVA">
            <text:p>ALICE ALVES DA SILVA</text:p>
          </table:table-cell>
          <table:table-cell office:value-type="string" office:string-value="9">
            <text:p>9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2069">
            <text:p>1802069</text:p>
          </table:table-cell>
          <table:table-cell office:value-type="string" office:string-value="ALINE EVANGELISTA DE OLIVEIRA DE PAULA">
            <text:p>ALINE EVANGELISTA DE OLIVEIRA DE PAULA</text:p>
          </table:table-cell>
          <table:table-cell office:value-type="string" office:string-value="2">
            <text:p>2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7984">
            <text:p>1807984</text:p>
          </table:table-cell>
          <table:table-cell office:value-type="string" office:string-value="ÁLVARO MASSAO MORISSUGUI">
            <text:p>ÁLVARO MASSAO MORISSUGUI</text:p>
          </table:table-cell>
          <table:table-cell office:value-type="string" office:string-value="18">
            <text:p>1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675180">
            <text:p>1675180</text:p>
          </table:table-cell>
          <table:table-cell office:value-type="string" office:string-value="ANA CAROLINA SANTANA MOREIRA">
            <text:p>ANA CAROLINA SANTANA MOREIRA</text:p>
          </table:table-cell>
          <table:table-cell office:value-type="string" office:string-value="3">
            <text:p>3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7570">
            <text:p>1807570</text:p>
          </table:table-cell>
          <table:table-cell office:value-type="string" office:string-value="ANA MARIA BARBOZA VIEGAS">
            <text:p>ANA MARIA BARBOZA VIEGAS</text:p>
          </table:table-cell>
          <table:table-cell office:value-type="string" office:string-value="19">
            <text:p>19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2971393">
            <text:p>2971393</text:p>
          </table:table-cell>
          <table:table-cell office:value-type="string" office:string-value="ANA PAULA FREITAS DE SÁ">
            <text:p>ANA PAULA FREITAS DE SÁ</text:p>
          </table:table-cell>
          <table:table-cell office:value-type="string" office:string-value="1">
            <text:p>1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7703">
            <text:p>1807703</text:p>
          </table:table-cell>
          <table:table-cell office:value-type="string" office:string-value="ANA PAULA FONSECA OS SANTOS">
            <text:p>ANA PAULA FONSECA OS SANTOS</text:p>
          </table:table-cell>
          <table:table-cell office:value-type="string" office:string-value="20">
            <text:p>20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7565">
            <text:p>1807565</text:p>
          </table:table-cell>
          <table:table-cell office:value-type="string" office:string-value="ANDRÉ LUIS DE QUEIROZ TELLES">
            <text:p>ANDRÉ LUIS DE QUEIROZ TELLES</text:p>
          </table:table-cell>
          <table:table-cell office:value-type="string" office:string-value="20">
            <text:p>20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2671492">
            <text:p>2671492</text:p>
          </table:table-cell>
          <table:table-cell office:value-type="string" office:string-value="ANDREIA MARIA KREMER">
            <text:p>ANDREIA MARIA KREMER</text:p>
          </table:table-cell>
          <table:table-cell office:value-type="string" office:string-value="18">
            <text:p>1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1486">
            <text:p>1801486</text:p>
          </table:table-cell>
          <table:table-cell office:value-type="string" office:string-value="ANDRESSA LEITE FERRAZ DE MELO">
            <text:p>ANDRESSA LEITE FERRAZ DE MELO</text:p>
          </table:table-cell>
          <table:table-cell office:value-type="string" office:string-value="2">
            <text:p>2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3816">
            <text:p>1803816</text:p>
          </table:table-cell>
          <table:table-cell office:value-type="string" office:string-value="ANGELA CRISTINA DE LIMA">
            <text:p>ANGELA CRISTINA DE LIMA</text:p>
          </table:table-cell>
          <table:table-cell office:value-type="string" office:string-value="9">
            <text:p>9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916026">
            <text:p>1916026</text:p>
          </table:table-cell>
          <table:table-cell office:value-type="string" office:string-value="ARY FREITAS SILVA FILHO">
            <text:p>ARY FREITAS SILVA FILHO</text:p>
          </table:table-cell>
          <table:table-cell office:value-type="string" office:string-value="13">
            <text:p>13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3389812">
            <text:p>3389812</text:p>
          </table:table-cell>
          <table:table-cell office:value-type="string" office:string-value="BRUNA MOURA DIAS EVANGELISTA">
            <text:p>BRUNA MOURA DIAS EVANGELISTA</text:p>
          </table:table-cell>
          <table:table-cell office:value-type="string" office:string-value="8">
            <text:p>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8629">
            <text:p>1808629</text:p>
          </table:table-cell>
          <table:table-cell office:value-type="string" office:string-value="CAMILA MICHELAN DE ALMEIDA">
            <text:p>CAMILA MICHELAN DE ALMEIDA</text:p>
          </table:table-cell>
          <table:table-cell office:value-type="string" office:string-value="26">
            <text:p>26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5251">
            <text:p>1805251</text:p>
          </table:table-cell>
          <table:table-cell office:value-type="string" office:string-value="CAROLINA RUIZ BENITO">
            <text:p>CAROLINA RUIZ BENITO</text:p>
          </table:table-cell>
          <table:table-cell office:value-type="string" office:string-value="11">
            <text:p>11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3303161">
            <text:p>3303161</text:p>
          </table:table-cell>
          <table:table-cell office:value-type="string" office:string-value="CAROLINY DINIZ PITTHAN AL VESCO">
            <text:p>CAROLINY DINIZ PITTHAN AL VESCO</text:p>
          </table:table-cell>
          <table:table-cell office:value-type="string" office:string-value="8">
            <text:p>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6146">
            <text:p>1806146</text:p>
          </table:table-cell>
          <table:table-cell office:value-type="string" office:string-value="CHEILA MACHADO CAVALCANTE">
            <text:p>CHEILA MACHADO CAVALCANTE</text:p>
          </table:table-cell>
          <table:table-cell office:value-type="string" office:string-value="13">
            <text:p>13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3303613">
            <text:p>3303613</text:p>
          </table:table-cell>
          <table:table-cell office:value-type="string" office:string-value="CHRISTIANO LOPES SOBRINHO">
            <text:p>CHRISTIANO LOPES SOBRINHO</text:p>
          </table:table-cell>
          <table:table-cell office:value-type="string" office:string-value="8">
            <text:p>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2801561">
            <text:p>2801561</text:p>
          </table:table-cell>
          <table:table-cell office:value-type="string" office:string-value="CLARICE APARECIDA DE JESUS CARDOSO MARESCIALLO">
            <text:p>CLARICE APARECIDA DE JESUS CARDOSO MARESCIALLO</text:p>
          </table:table-cell>
          <table:table-cell office:value-type="string" office:string-value="20">
            <text:p>20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3812">
            <text:p>1803812</text:p>
          </table:table-cell>
          <table:table-cell office:value-type="string" office:string-value="CLEBER LUIZ FREI SILVA">
            <text:p>CLEBER LUIZ FREI SILVA</text:p>
          </table:table-cell>
          <table:table-cell office:value-type="string" office:string-value="14">
            <text:p>14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054978">
            <text:p>1054978</text:p>
          </table:table-cell>
          <table:table-cell office:value-type="string" office:string-value="CLENICE GARCIA DE LIMA SOUZA">
            <text:p>CLENICE GARCIA DE LIMA SOUZA</text:p>
          </table:table-cell>
          <table:table-cell office:value-type="string" office:string-value="13">
            <text:p>13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2389">
            <text:p>1802389</text:p>
          </table:table-cell>
          <table:table-cell office:value-type="string" office:string-value="CRISTINA ALVES PERES">
            <text:p>CRISTINA ALVES PERES</text:p>
          </table:table-cell>
          <table:table-cell office:value-type="string" office:string-value="2">
            <text:p>2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7837">
            <text:p>1807837</text:p>
          </table:table-cell>
          <table:table-cell office:value-type="string" office:string-value="ALVA ROSA MARIANA DE FREITAS">
            <text:p>ALVA ROSA MARIANA DE FREITAS</text:p>
          </table:table-cell>
          <table:table-cell office:value-type="string" office:string-value="25">
            <text:p>25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1474">
            <text:p>1801474</text:p>
          </table:table-cell>
          <table:table-cell office:value-type="string" office:string-value="ANIEL SILVA SANTOS">
            <text:p>ANIEL SILVA SANTOS</text:p>
          </table:table-cell>
          <table:table-cell office:value-type="string" office:string-value="2">
            <text:p>2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2036">
            <text:p>1802036</text:p>
          </table:table-cell>
          <table:table-cell office:value-type="string" office:string-value="ANIELE ROMERO CECCATO SCHRODER ROSA">
            <text:p>ANIELE ROMERO CECCATO SCHRODER ROSA</text:p>
          </table:table-cell>
          <table:table-cell office:value-type="string" office:string-value="5">
            <text:p>5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6279">
            <text:p>1806279</text:p>
          </table:table-cell>
          <table:table-cell office:value-type="string" office:string-value="AYSE SANCHES GUIMARÃES PAIÃO">
            <text:p>AYSE SANCHES GUIMARÃES PAIÃO</text:p>
          </table:table-cell>
          <table:table-cell office:value-type="string" office:string-value="12">
            <text:p>12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8901">
            <text:p>1808901</text:p>
          </table:table-cell>
          <table:table-cell office:value-type="string" office:string-value="DIONATAN VERMIEIRO NOIA DE SOUZA">
            <text:p>DIONATAN VERMIEIRO NOIA DE SOUZA</text:p>
          </table:table-cell>
          <table:table-cell office:value-type="string" office:string-value="26">
            <text:p>26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8554">
            <text:p>1808554</text:p>
          </table:table-cell>
          <table:table-cell office:value-type="string" office:string-value="DYONE ANASTÁCIO MENDES">
            <text:p>DYONE ANASTÁCIO MENDES</text:p>
          </table:table-cell>
          <table:table-cell office:value-type="string" office:string-value="23">
            <text:p>23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1843">
            <text:p>1801843</text:p>
          </table:table-cell>
          <table:table-cell office:value-type="string" office:string-value="EDGAR DIAS PORANGABA">
            <text:p>EDGAR DIAS PORANGABA</text:p>
          </table:table-cell>
          <table:table-cell office:value-type="string" office:string-value="3">
            <text:p>3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8570">
            <text:p>1808570</text:p>
          </table:table-cell>
          <table:table-cell office:value-type="string" office:string-value="EDINALDO VIEIRA SATELIS">
            <text:p>EDINALDO VIEIRA SATELIS</text:p>
          </table:table-cell>
          <table:table-cell office:value-type="string" office:string-value="23">
            <text:p>23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8879">
            <text:p>1808879</text:p>
          </table:table-cell>
          <table:table-cell office:value-type="string" office:string-value="EDNA YOSHIE SHIROTA TOMONAGA">
            <text:p>EDNA YOSHIE SHIROTA TOMONAGA</text:p>
          </table:table-cell>
          <table:table-cell office:value-type="string" office:string-value="26">
            <text:p>26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7549">
            <text:p>1807549</text:p>
          </table:table-cell>
          <table:table-cell office:value-type="string" office:string-value="EDSON DE SOUZA BRITO">
            <text:p>EDSON DE SOUZA BRITO</text:p>
          </table:table-cell>
          <table:table-cell office:value-type="string" office:string-value="18">
            <text:p>1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8953">
            <text:p>1808953</text:p>
          </table:table-cell>
          <table:table-cell office:value-type="string" office:string-value="EDUARDO DE AZEVEDO SIQUEIRA">
            <text:p>EDUARDO DE AZEVEDO SIQUEIRA</text:p>
          </table:table-cell>
          <table:table-cell office:value-type="string" office:string-value="20">
            <text:p>20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3389856">
            <text:p>3389856</text:p>
          </table:table-cell>
          <table:table-cell office:value-type="string" office:string-value="EDUARDO HENRIQUE GIMENES CUSTÓDIO">
            <text:p>EDUARDO HENRIQUE GIMENES CUSTÓDIO</text:p>
          </table:table-cell>
          <table:table-cell office:value-type="string" office:string-value="8">
            <text:p>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917394">
            <text:p>1917394</text:p>
          </table:table-cell>
          <table:table-cell office:value-type="string" office:string-value="ELCIO DE SOUZA JÚNIOR">
            <text:p>ELCIO DE SOUZA JÚNIOR</text:p>
          </table:table-cell>
          <table:table-cell office:value-type="string" office:string-value="15">
            <text:p>15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672351">
            <text:p>1672351</text:p>
          </table:table-cell>
          <table:table-cell office:value-type="string" office:string-value="ELESSANDRA FARIAS">
            <text:p>ELESSANDRA FARIAS</text:p>
          </table:table-cell>
          <table:table-cell office:value-type="string" office:string-value="2">
            <text:p>2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2608993">
            <text:p>2608993</text:p>
          </table:table-cell>
          <table:table-cell office:value-type="string" office:string-value="ELISABETE CASTELON KONKIEWITZ">
            <text:p>ELISABETE CASTELON KONKIEWITZ</text:p>
          </table:table-cell>
          <table:table-cell office:value-type="string" office:string-value="3">
            <text:p>3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327571">
            <text:p>1327571</text:p>
          </table:table-cell>
          <table:table-cell office:value-type="string" office:string-value="ELOISE MUNARO CHAVES DA SILVA">
            <text:p>ELOISE MUNARO CHAVES DA SILVA</text:p>
          </table:table-cell>
          <table:table-cell office:value-type="string" office:string-value="8">
            <text:p>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7699">
            <text:p>1807699</text:p>
          </table:table-cell>
          <table:table-cell office:value-type="string" office:string-value="ELZA OS SANTOS TRINDADE">
            <text:p>ELZA OS SANTOS TRINDADE</text:p>
          </table:table-cell>
          <table:table-cell office:value-type="string" office:string-value="19">
            <text:p>19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2138">
            <text:p>1802138</text:p>
          </table:table-cell>
          <table:table-cell office:value-type="string" office:string-value="ERIKA LEITE FERRAZ LIBÓRIO">
            <text:p>ERIKA LEITE FERRAZ LIBÓRIO</text:p>
          </table:table-cell>
          <table:table-cell office:value-type="string" office:string-value="2">
            <text:p>2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7592">
            <text:p>1807592</text:p>
          </table:table-cell>
          <table:table-cell office:value-type="string" office:string-value="ESMAEL DIAS PRADO">
            <text:p>ESMAEL DIAS PRADO</text:p>
          </table:table-cell>
          <table:table-cell office:value-type="string" office:string-value="19">
            <text:p>19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8095">
            <text:p>1808095</text:p>
          </table:table-cell>
          <table:table-cell office:value-type="string" office:string-value="EUDES PEREIRA LEITE">
            <text:p>EUDES PEREIRA LEITE</text:p>
          </table:table-cell>
          <table:table-cell office:value-type="string" office:string-value="28">
            <text:p>2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8841">
            <text:p>1808841</text:p>
          </table:table-cell>
          <table:table-cell office:value-type="string" office:string-value="FABIANA DE SOUZA OLIVEIRA">
            <text:p>FABIANA DE SOUZA OLIVEIRA</text:p>
          </table:table-cell>
          <table:table-cell office:value-type="string" office:string-value="27">
            <text:p>27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759988">
            <text:p>1759988</text:p>
          </table:table-cell>
          <table:table-cell office:value-type="string" office:string-value="FÁBIO ALENCAR LIMA">
            <text:p>FÁBIO ALENCAR LIMA</text:p>
          </table:table-cell>
          <table:table-cell office:value-type="string" office:string-value="7">
            <text:p>7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912376">
            <text:p>1912376</text:p>
          </table:table-cell>
          <table:table-cell office:value-type="string" office:string-value="FÁBIO MARTINS DE LIMA">
            <text:p>FÁBIO MARTINS DE LIMA</text:p>
          </table:table-cell>
          <table:table-cell office:value-type="string" office:string-value="1">
            <text:p>1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521455">
            <text:p>1521455</text:p>
          </table:table-cell>
          <table:table-cell office:value-type="string" office:string-value="FABRÍCIO SILVA LOBO">
            <text:p>FABRÍCIO SILVA LOBO</text:p>
          </table:table-cell>
          <table:table-cell office:value-type="string" office:string-value="11">
            <text:p>11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3303144">
            <text:p>3303144</text:p>
          </table:table-cell>
          <table:table-cell office:value-type="string" office:string-value="FERNANDO COSTA NOGUEIRA">
            <text:p>FERNANDO COSTA NOGUEIRA</text:p>
          </table:table-cell>
          <table:table-cell office:value-type="string" office:string-value="10">
            <text:p>10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7694">
            <text:p>1807694</text:p>
          </table:table-cell>
          <table:table-cell office:value-type="string" office:string-value="FLAVIO CESAR MOURA DA CRUZ">
            <text:p>FLAVIO CESAR MOURA DA CRUZ</text:p>
          </table:table-cell>
          <table:table-cell office:value-type="string" office:string-value="19">
            <text:p>19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3221376">
            <text:p>3221376</text:p>
          </table:table-cell>
          <table:table-cell office:value-type="string" office:string-value="FRANCIELLI DE OLIVEIRA PEREIRA PONTES">
            <text:p>FRANCIELLI DE OLIVEIRA PEREIRA PONTES</text:p>
          </table:table-cell>
          <table:table-cell office:value-type="string" office:string-value="5">
            <text:p>5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1479">
            <text:p>1801479</text:p>
          </table:table-cell>
          <table:table-cell office:value-type="string" office:string-value="GABRIEL GONZALEZ XERES">
            <text:p>GABRIEL GONZALEZ XERES</text:p>
          </table:table-cell>
          <table:table-cell office:value-type="string" office:string-value="2">
            <text:p>2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6191">
            <text:p>1806191</text:p>
          </table:table-cell>
          <table:table-cell office:value-type="string" office:string-value="GENIVALDO DIAS DA SILVA">
            <text:p>GENIVALDO DIAS DA SILVA</text:p>
          </table:table-cell>
          <table:table-cell office:value-type="string" office:string-value="12">
            <text:p>12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328810">
            <text:p>1328810</text:p>
          </table:table-cell>
          <table:table-cell office:value-type="string" office:string-value="GISELI AYUMI MIYASHITA">
            <text:p>GISELI AYUMI MIYASHITA</text:p>
          </table:table-cell>
          <table:table-cell office:value-type="string" office:string-value="8">
            <text:p>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7552">
            <text:p>1807552</text:p>
          </table:table-cell>
          <table:table-cell office:value-type="string" office:string-value="GISELIANE MENDONCA PAZOTTI">
            <text:p>GISELIANE MENDONCA PAZOTTI</text:p>
          </table:table-cell>
          <table:table-cell office:value-type="string" office:string-value="17">
            <text:p>17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52434">
            <text:p>1852434</text:p>
          </table:table-cell>
          <table:table-cell office:value-type="string" office:string-value="GISELLE FERREIRA DE ALCÂNTARA FARIAS">
            <text:p>GISELLE FERREIRA DE ALCÂNTARA FARIAS</text:p>
          </table:table-cell>
          <table:table-cell office:value-type="string" office:string-value="8">
            <text:p>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6129">
            <text:p>1806129</text:p>
          </table:table-cell>
          <table:table-cell office:value-type="string" office:string-value="GIULIANO MORETO ONAKA">
            <text:p>GIULIANO MORETO ONAKA</text:p>
          </table:table-cell>
          <table:table-cell office:value-type="string" office:string-value="11">
            <text:p>11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2196839">
            <text:p>2196839</text:p>
          </table:table-cell>
          <table:table-cell office:value-type="string" office:string-value="GUSTAVO PEDRO DE ALMEIDA">
            <text:p>GUSTAVO PEDRO DE ALMEIDA</text:p>
          </table:table-cell>
          <table:table-cell office:value-type="string" office:string-value="24">
            <text:p>24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1594">
            <text:p>1801594</text:p>
          </table:table-cell>
          <table:table-cell office:value-type="string" office:string-value="ITYARA MORETTI BELTRAME TOMITA">
            <text:p>ITYARA MORETTI BELTRAME TOMITA</text:p>
          </table:table-cell>
          <table:table-cell office:value-type="string" office:string-value="3">
            <text:p>3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8686">
            <text:p>1808686</text:p>
          </table:table-cell>
          <table:table-cell office:value-type="string" office:string-value="JAIME ANTAS">
            <text:p>JAIME ANTAS</text:p>
          </table:table-cell>
          <table:table-cell office:value-type="string" office:string-value="23">
            <text:p>23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2333204">
            <text:p>2333204</text:p>
          </table:table-cell>
          <table:table-cell office:value-type="string" office:string-value="JAIR PAULO COSTA">
            <text:p>JAIR PAULO COSTA</text:p>
          </table:table-cell>
          <table:table-cell office:value-type="string" office:string-value="28">
            <text:p>2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3390123">
            <text:p>3390123</text:p>
          </table:table-cell>
          <table:table-cell office:value-type="string" office:string-value="JHEFFERSON MIRANDA DA SILVA">
            <text:p>JHEFFERSON MIRANDA DA SILVA</text:p>
          </table:table-cell>
          <table:table-cell office:value-type="string" office:string-value="8">
            <text:p>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673789">
            <text:p>1673789</text:p>
          </table:table-cell>
          <table:table-cell office:value-type="string" office:string-value="JOÃO AUGUSTO MACHADO DA SILVA">
            <text:p>JOÃO AUGUSTO MACHADO DA SILVA</text:p>
          </table:table-cell>
          <table:table-cell office:value-type="string" office:string-value="2">
            <text:p>2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3391609">
            <text:p>3391609</text:p>
          </table:table-cell>
          <table:table-cell office:value-type="string" office:string-value="JOÃO GUSTAVO ROSA NICIPORENCO">
            <text:p>JOÃO GUSTAVO ROSA NICIPORENCO</text:p>
          </table:table-cell>
          <table:table-cell office:value-type="string" office:string-value="19">
            <text:p>19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6181">
            <text:p>1806181</text:p>
          </table:table-cell>
          <table:table-cell office:value-type="string" office:string-value="JOSÉ BOTELHO SENA NETO">
            <text:p>JOSÉ BOTELHO SENA NETO</text:p>
          </table:table-cell>
          <table:table-cell office:value-type="string" office:string-value="13">
            <text:p>13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189614">
            <text:p>1189614</text:p>
          </table:table-cell>
          <table:table-cell office:value-type="string" office:string-value="JOSÉ OSMAR FERREIRA DA COSTA E SILVA">
            <text:p>JOSÉ OSMAR FERREIRA DA COSTA E SILVA</text:p>
          </table:table-cell>
          <table:table-cell office:value-type="string" office:string-value="16">
            <text:p>16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2925">
            <text:p>1802925</text:p>
          </table:table-cell>
          <table:table-cell office:value-type="string" office:string-value="JUDCEA MARIA BAPTISTA MARINHO">
            <text:p>JUDCEA MARIA BAPTISTA MARINHO</text:p>
          </table:table-cell>
          <table:table-cell office:value-type="string" office:string-value="9">
            <text:p>9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578871">
            <text:p>1578871</text:p>
          </table:table-cell>
          <table:table-cell office:value-type="string" office:string-value="JULIANO ANTUNES ESPÍNDOLA">
            <text:p>JULIANO ANTUNES ESPÍNDOLA</text:p>
          </table:table-cell>
          <table:table-cell office:value-type="string" office:string-value="20">
            <text:p>20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770529">
            <text:p>1770529</text:p>
          </table:table-cell>
          <table:table-cell office:value-type="string" office:string-value="KAREN AYUMI KUBOTA CÂNDIDO">
            <text:p>KAREN AYUMI KUBOTA CÂNDIDO</text:p>
          </table:table-cell>
          <table:table-cell office:value-type="string" office:string-value="23">
            <text:p>23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3305443">
            <text:p>3305443</text:p>
          </table:table-cell>
          <table:table-cell office:value-type="string" office:string-value="KELY DA SILVA RODRIGUES FERREIRA">
            <text:p>KELY DA SILVA RODRIGUES FERREIRA</text:p>
          </table:table-cell>
          <table:table-cell office:value-type="string" office:string-value="16">
            <text:p>16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7884">
            <text:p>1807884</text:p>
          </table:table-cell>
          <table:table-cell office:value-type="string" office:string-value="LENIR APARECIDA ANTUNES FLORES">
            <text:p>LENIR APARECIDA ANTUNES FLORES</text:p>
          </table:table-cell>
          <table:table-cell office:value-type="string" office:string-value="23">
            <text:p>23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3390169">
            <text:p>3390169</text:p>
          </table:table-cell>
          <table:table-cell office:value-type="string" office:string-value="LEONARDO MARTINS MAIOR">
            <text:p>LEONARDO MARTINS MAIOR</text:p>
          </table:table-cell>
          <table:table-cell office:value-type="string" office:string-value="8">
            <text:p>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1858">
            <text:p>1801858</text:p>
          </table:table-cell>
          <table:table-cell office:value-type="string" office:string-value="LIVIA CAMPOS RODRIGUES">
            <text:p>LIVIA CAMPOS RODRIGUES</text:p>
          </table:table-cell>
          <table:table-cell office:value-type="string" office:string-value="5">
            <text:p>5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3390902">
            <text:p>3390902</text:p>
          </table:table-cell>
          <table:table-cell office:value-type="string" office:string-value="LUCAS ANIEL GONÇALVES DA SILVA">
            <text:p>LUCAS ANIEL GONÇALVES DA SILVA</text:p>
          </table:table-cell>
          <table:table-cell office:value-type="string" office:string-value="8">
            <text:p>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2042023">
            <text:p>2042023</text:p>
          </table:table-cell>
          <table:table-cell office:value-type="string" office:string-value="LUCIANA NUNEZ">
            <text:p>LUCIANA NUNEZ</text:p>
          </table:table-cell>
          <table:table-cell office:value-type="string" office:string-value="8">
            <text:p>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3792">
            <text:p>1803792</text:p>
          </table:table-cell>
          <table:table-cell office:value-type="string" office:string-value="LUCIANO BORTOLOCI">
            <text:p>LUCIANO BORTOLOCI</text:p>
          </table:table-cell>
          <table:table-cell office:value-type="string" office:string-value="10">
            <text:p>10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7695">
            <text:p>1807695</text:p>
          </table:table-cell>
          <table:table-cell office:value-type="string" office:string-value="LUCY MEIRE APARECIDA MENEZES FLORES KAISER">
            <text:p>LUCY MEIRE APARECIDA MENEZES FLORES KAISER</text:p>
          </table:table-cell>
          <table:table-cell office:value-type="string" office:string-value="19">
            <text:p>19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3303646">
            <text:p>3303646</text:p>
          </table:table-cell>
          <table:table-cell office:value-type="string" office:string-value="LUIS GUSTAVO MARTINS SANTOS">
            <text:p>LUIS GUSTAVO MARTINS SANTOS</text:p>
          </table:table-cell>
          <table:table-cell office:value-type="string" office:string-value="8">
            <text:p>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682233">
            <text:p>1682233</text:p>
          </table:table-cell>
          <table:table-cell office:value-type="string" office:string-value="MAIC CASTILHO KIRCHNER">
            <text:p>MAIC CASTILHO KIRCHNER</text:p>
          </table:table-cell>
          <table:table-cell office:value-type="string" office:string-value="18">
            <text:p>1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672318">
            <text:p>1672318</text:p>
          </table:table-cell>
          <table:table-cell office:value-type="string" office:string-value="MARCELA REGINA PORTA DE SOUSA">
            <text:p>MARCELA REGINA PORTA DE SOUSA</text:p>
          </table:table-cell>
          <table:table-cell office:value-type="string" office:string-value="2">
            <text:p>2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7879">
            <text:p>1807879</text:p>
          </table:table-cell>
          <table:table-cell office:value-type="string" office:string-value="MARCIA STRASSBURGER ARAÚJO">
            <text:p>MARCIA STRASSBURGER ARAÚJO</text:p>
          </table:table-cell>
          <table:table-cell office:value-type="string" office:string-value="23">
            <text:p>23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2541215">
            <text:p>2541215</text:p>
          </table:table-cell>
          <table:table-cell office:value-type="string" office:string-value="MARCO ANTONIO YUKISHIGUE KAIMOTI">
            <text:p>MARCO ANTONIO YUKISHIGUE KAIMOTI</text:p>
          </table:table-cell>
          <table:table-cell office:value-type="string" office:string-value="12">
            <text:p>12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1560">
            <text:p>1801560</text:p>
          </table:table-cell>
          <table:table-cell office:value-type="string" office:string-value="MARIA APARECIDA DE SOUZA">
            <text:p>MARIA APARECIDA DE SOUZA</text:p>
          </table:table-cell>
          <table:table-cell office:value-type="string" office:string-value="11">
            <text:p>11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203341">
            <text:p>1203341</text:p>
          </table:table-cell>
          <table:table-cell office:value-type="string" office:string-value="MARIA FERNANDA DE CASTRO BURBARELLI">
            <text:p>MARIA FERNANDA DE CASTRO BURBARELLI</text:p>
          </table:table-cell>
          <table:table-cell office:value-type="string" office:string-value="7">
            <text:p>7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80640">
            <text:p>1880640</text:p>
          </table:table-cell>
          <table:table-cell office:value-type="string" office:string-value="MATEUS RIBEIRO MARQUES">
            <text:p>MATEUS RIBEIRO MARQUES</text:p>
          </table:table-cell>
          <table:table-cell office:value-type="string" office:string-value="1">
            <text:p>1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6899">
            <text:p>1806899</text:p>
          </table:table-cell>
          <table:table-cell office:value-type="string" office:string-value="MAURÍLIO CASSIANO MARQUES DA SILVA">
            <text:p>MAURÍLIO CASSIANO MARQUES DA SILVA</text:p>
          </table:table-cell>
          <table:table-cell office:value-type="string" office:string-value="16">
            <text:p>16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3013114">
            <text:p>3013114</text:p>
          </table:table-cell>
          <table:table-cell office:value-type="string" office:string-value="MICHELI LUANI PEREIRA">
            <text:p>MICHELI LUANI PEREIRA</text:p>
          </table:table-cell>
          <table:table-cell office:value-type="string" office:string-value="26">
            <text:p>26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2083">
            <text:p>1802083</text:p>
          </table:table-cell>
          <table:table-cell office:value-type="string" office:string-value="NAARA SIQUEIRA DE ARAGAO">
            <text:p>NAARA SIQUEIRA DE ARAGAO</text:p>
          </table:table-cell>
          <table:table-cell office:value-type="string" office:string-value="4">
            <text:p>4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1469">
            <text:p>1801469</text:p>
          </table:table-cell>
          <table:table-cell office:value-type="string" office:string-value="NATHALIE GAEBLER VASCONCELOS">
            <text:p>NATHALIE GAEBLER VASCONCELOS</text:p>
          </table:table-cell>
          <table:table-cell office:value-type="string" office:string-value="2">
            <text:p>2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8830">
            <text:p>1808830</text:p>
          </table:table-cell>
          <table:table-cell office:value-type="string" office:string-value="NILVA ROMERA NOGUEIRA">
            <text:p>NILVA ROMERA NOGUEIRA</text:p>
          </table:table-cell>
          <table:table-cell office:value-type="string" office:string-value="26">
            <text:p>26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7688">
            <text:p>1807688</text:p>
          </table:table-cell>
          <table:table-cell office:value-type="string" office:string-value="PATRICIA ESQUIVEL DA SILVA">
            <text:p>PATRICIA ESQUIVEL DA SILVA</text:p>
          </table:table-cell>
          <table:table-cell office:value-type="string" office:string-value="19">
            <text:p>19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054358">
            <text:p>1054358</text:p>
          </table:table-cell>
          <table:table-cell office:value-type="string" office:string-value="PATRICIA VANDIRA PEDROSO DOS SANTOS LIMA">
            <text:p>PATRICIA VANDIRA PEDROSO DOS SANTOS LIMA</text:p>
          </table:table-cell>
          <table:table-cell office:value-type="string" office:string-value="16">
            <text:p>16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1472">
            <text:p>1801472</text:p>
          </table:table-cell>
          <table:table-cell office:value-type="string" office:string-value="PAULO CÉSAR DE PAULA VASCONCELOS">
            <text:p>PAULO CÉSAR DE PAULA VASCONCELOS</text:p>
          </table:table-cell>
          <table:table-cell office:value-type="string" office:string-value="2">
            <text:p>2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052979">
            <text:p>1052979</text:p>
          </table:table-cell>
          <table:table-cell office:value-type="string" office:string-value="PAULO EDSON MISOKAMI OLIVEIRA">
            <text:p>PAULO EDSON MISOKAMI OLIVEIRA</text:p>
          </table:table-cell>
          <table:table-cell office:value-type="string" office:string-value="5">
            <text:p>5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3390134">
            <text:p>3390134</text:p>
          </table:table-cell>
          <table:table-cell office:value-type="string" office:string-value="PEDRO RAMOS BRANDÃO">
            <text:p>PEDRO RAMOS BRANDÃO</text:p>
          </table:table-cell>
          <table:table-cell office:value-type="string" office:string-value="8">
            <text:p>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681994">
            <text:p>1681994</text:p>
          </table:table-cell>
          <table:table-cell office:value-type="string" office:string-value="PEDRO VIEIRA REGO NETO">
            <text:p>PEDRO VIEIRA REGO NETO</text:p>
          </table:table-cell>
          <table:table-cell office:value-type="string" office:string-value="18">
            <text:p>1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672234">
            <text:p>1672234</text:p>
          </table:table-cell>
          <table:table-cell office:value-type="string" office:string-value="REGINA FARIAS DE SOUZA">
            <text:p>REGINA FARIAS DE SOUZA</text:p>
          </table:table-cell>
          <table:table-cell office:value-type="string" office:string-value="2">
            <text:p>2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2752787">
            <text:p>2752787</text:p>
          </table:table-cell>
          <table:table-cell office:value-type="string" office:string-value="RICARDO FRANCA DE BRITO">
            <text:p>RICARDO FRANCA DE BRITO</text:p>
          </table:table-cell>
          <table:table-cell office:value-type="string" office:string-value="4">
            <text:p>4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8075">
            <text:p>1808075</text:p>
          </table:table-cell>
          <table:table-cell office:value-type="string" office:string-value="ROBERTO RORATTO CARMINATI">
            <text:p>ROBERTO RORATTO CARMINATI</text:p>
          </table:table-cell>
          <table:table-cell office:value-type="string" office:string-value="25">
            <text:p>25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1481">
            <text:p>1801481</text:p>
          </table:table-cell>
          <table:table-cell office:value-type="string" office:string-value="RODRIGO ALEXANDRE TEIXEIRA">
            <text:p>RODRIGO ALEXANDRE TEIXEIRA</text:p>
          </table:table-cell>
          <table:table-cell office:value-type="string" office:string-value="1">
            <text:p>1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2888581">
            <text:p>2888581</text:p>
          </table:table-cell>
          <table:table-cell office:value-type="string" office:string-value="RODRIGO ANIEL CASTIGLIONI AGUERO">
            <text:p>RODRIGO ANIEL CASTIGLIONI AGUERO</text:p>
          </table:table-cell>
          <table:table-cell office:value-type="string" office:string-value="1">
            <text:p>1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675952">
            <text:p>1675952</text:p>
          </table:table-cell>
          <table:table-cell office:value-type="string" office:string-value="RONALDO PASQUIM DE ARAÚJO">
            <text:p>RONALDO PASQUIM DE ARAÚJO</text:p>
          </table:table-cell>
          <table:table-cell office:value-type="string" office:string-value="6">
            <text:p>6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912827">
            <text:p>1912827</text:p>
          </table:table-cell>
          <table:table-cell office:value-type="string" office:string-value="SANDRA MARA BARICHELLO">
            <text:p>SANDRA MARA BARICHELLO</text:p>
          </table:table-cell>
          <table:table-cell office:value-type="string" office:string-value="2">
            <text:p>2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11935">
            <text:p>1811935</text:p>
          </table:table-cell>
          <table:table-cell office:value-type="string" office:string-value="SELMA OS SANTOS BRITO">
            <text:p>SELMA OS SANTOS BRITO</text:p>
          </table:table-cell>
          <table:table-cell office:value-type="string" office:string-value="21">
            <text:p>21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674737">
            <text:p>1674737</text:p>
          </table:table-cell>
          <table:table-cell office:value-type="string" office:string-value="SUSANA GUIMARAES DE PAULA">
            <text:p>SUSANA GUIMARAES DE PAULA</text:p>
          </table:table-cell>
          <table:table-cell office:value-type="string" office:string-value="2">
            <text:p>2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2196602">
            <text:p>2196602</text:p>
          </table:table-cell>
          <table:table-cell office:value-type="string" office:string-value="SUZI CRISTINY DA COSTA MARQUES">
            <text:p>SUZI CRISTINY DA COSTA MARQUES</text:p>
          </table:table-cell>
          <table:table-cell office:value-type="string" office:string-value="25">
            <text:p>25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1564">
            <text:p>1801564</text:p>
          </table:table-cell>
          <table:table-cell office:value-type="string" office:string-value="TATIANA CARVALHO DA SILVA">
            <text:p>TATIANA CARVALHO DA SILVA</text:p>
          </table:table-cell>
          <table:table-cell office:value-type="string" office:string-value="3">
            <text:p>3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915919">
            <text:p>1915919</text:p>
          </table:table-cell>
          <table:table-cell office:value-type="string" office:string-value="THAYANE ESPINDOLA PEREZ">
            <text:p>THAYANE ESPINDOLA PEREZ</text:p>
          </table:table-cell>
          <table:table-cell office:value-type="string" office:string-value="8">
            <text:p>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2666710">
            <text:p>2666710</text:p>
          </table:table-cell>
          <table:table-cell office:value-type="string" office:string-value="THIAGO BASSO">
            <text:p>THIAGO BASSO</text:p>
          </table:table-cell>
          <table:table-cell office:value-type="string" office:string-value="18">
            <text:p>1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314379">
            <text:p>1314379</text:p>
          </table:table-cell>
          <table:table-cell office:value-type="string" office:string-value="VALERIA DA SILVA RODRIGUES ESPIRANDELY">
            <text:p>VALERIA DA SILVA RODRIGUES ESPIRANDELY</text:p>
          </table:table-cell>
          <table:table-cell office:value-type="string" office:string-value="8">
            <text:p>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3390100">
            <text:p>3390100</text:p>
          </table:table-cell>
          <table:table-cell office:value-type="string" office:string-value="VINICIUS APARECIDO REIS DE ANDRADE">
            <text:p>VINICIUS APARECIDO REIS DE ANDRADE</text:p>
          </table:table-cell>
          <table:table-cell office:value-type="string" office:string-value="8">
            <text:p>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2025">
            <text:p>1802025</text:p>
          </table:table-cell>
          <table:table-cell office:value-type="string" office:string-value="WANALINE FONSECA">
            <text:p>WANALINE FONSECA</text:p>
          </table:table-cell>
          <table:table-cell office:value-type="string" office:string-value="5">
            <text:p>5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2037789">
            <text:p>2037789</text:p>
          </table:table-cell>
          <table:table-cell office:value-type="string" office:string-value="EVELLYN KEURY GONZALES MALDONADO SIBIN">
            <text:p>EVELLYN KEURY GONZALES MALDONADO SIBIN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1757241">
            <text:p>1757241</text:p>
          </table:table-cell>
          <table:table-cell office:value-type="string" office:string-value="CLEISON MARIN">
            <text:p>CLEISON MARIN</text:p>
          </table:table-cell>
          <table:table-cell office:value-type="string" office:string-value="26">
            <text:p>26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3941621">
            <text:p>3941621</text:p>
          </table:table-cell>
          <table:table-cell office:value-type="string" office:string-value="ROBSON BENEDITO FARIAS">
            <text:p>ROBSON BENEDITO FARIAS</text:p>
          </table:table-cell>
          <table:table-cell office:value-type="string" office:string-value="01">
            <text:p>01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506">
            <text:p>1824506</text:p>
          </table:table-cell>
          <table:table-cell office:value-type="string" office:string-value="ALBERTO AGUDO DE ALMEIDA">
            <text:p>ALBERTO AGUDO DE ALMEIDA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489">
            <text:p>1824489</text:p>
          </table:table-cell>
          <table:table-cell office:value-type="string" office:string-value="ALESSANDRA APARECIDA EMBERCICS">
            <text:p>ALESSANDRA APARECIDA EMBERCICS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600">
            <text:p>1824600</text:p>
          </table:table-cell>
          <table:table-cell office:value-type="string" office:string-value="ANA PAULA IRALA ROCHA">
            <text:p>ANA PAULA IRALA ROCHA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6258">
            <text:p>1826258</text:p>
          </table:table-cell>
          <table:table-cell office:value-type="string" office:string-value="ANGELA IZABEL CHAVES GUIMARAES">
            <text:p>ANGELA IZABEL CHAVES GUIMARAES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7318">
            <text:p>1827318</text:p>
          </table:table-cell>
          <table:table-cell office:value-type="string" office:string-value="CARLA BECKER">
            <text:p>CARLA BECKER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311">
            <text:p>1824311</text:p>
          </table:table-cell>
          <table:table-cell office:value-type="string" office:string-value="CRISTINA YAMAKAWA HIGASHI">
            <text:p>CRISTINA YAMAKAWA HIGASHI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765">
            <text:p>1824765</text:p>
          </table:table-cell>
          <table:table-cell office:value-type="string" office:string-value="EDSON SANTANA BEZERRA">
            <text:p>EDSON SANTANA BEZERRA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249">
            <text:p>1824249</text:p>
          </table:table-cell>
          <table:table-cell office:value-type="string" office:string-value="FLAVIO MELGAREJO MARTINS">
            <text:p>FLAVIO MELGAREJO MARTINS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271">
            <text:p>1824271</text:p>
          </table:table-cell>
          <table:table-cell office:value-type="string" office:string-value="IAN SIBIN ARAUJO">
            <text:p>IAN SIBIN ARAUJO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232">
            <text:p>1824232</text:p>
          </table:table-cell>
          <table:table-cell office:value-type="string" office:string-value="JOANA PAULA NATAL ARAUJO">
            <text:p>JOANA PAULA NATAL ARAUJO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2541458">
            <text:p>2541458</text:p>
          </table:table-cell>
          <table:table-cell office:value-type="string" office:string-value="JOSE CARLOS YONEO TANAKA">
            <text:p>JOSE CARLOS YONEO TANAKA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777">
            <text:p>1824777</text:p>
          </table:table-cell>
          <table:table-cell office:value-type="string" office:string-value="JUSSARA CRISTINA PARRE ASTOLFI">
            <text:p>JUSSARA CRISTINA PARRE ASTOLFI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220">
            <text:p>1824220</text:p>
          </table:table-cell>
          <table:table-cell office:value-type="string" office:string-value="LEANDRO RIBEIRO DA SILVA">
            <text:p>LEANDRO RIBEIRO DA SILVA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766">
            <text:p>1824766</text:p>
          </table:table-cell>
          <table:table-cell office:value-type="string" office:string-value="LUCIMARA DE ARAUJO RAMOS">
            <text:p>LUCIMARA DE ARAUJO RAMOS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228">
            <text:p>1824228</text:p>
          </table:table-cell>
          <table:table-cell office:value-type="string" office:string-value="MARIA APARECIDA BARBOSA MOREIRA">
            <text:p>MARIA APARECIDA BARBOSA MOREIRA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209">
            <text:p>1824209</text:p>
          </table:table-cell>
          <table:table-cell office:value-type="string" office:string-value="MARINO BENTO TATARA">
            <text:p>MARINO BENTO TATARA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513">
            <text:p>1824513</text:p>
          </table:table-cell>
          <table:table-cell office:value-type="string" office:string-value="NELMA GAMBARRA DE SOUZA">
            <text:p>NELMA GAMBARRA DE SOUZA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200">
            <text:p>1824200</text:p>
          </table:table-cell>
          <table:table-cell office:value-type="string" office:string-value="RONIVON DOS SANTOS SAMPAIO">
            <text:p>RONIVON DOS SANTOS SAMPAIO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298">
            <text:p>1824298</text:p>
          </table:table-cell>
          <table:table-cell office:value-type="string" office:string-value="SILVETE DO ROCIO SILVA">
            <text:p>SILVETE DO ROCIO SILVA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318570">
            <text:p>1318570</text:p>
          </table:table-cell>
          <table:table-cell office:value-type="string" office:string-value="SIMONE RODIGHERI">
            <text:p>SIMONE RODIGHERI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281">
            <text:p>1824281</text:p>
          </table:table-cell>
          <table:table-cell office:value-type="string" office:string-value="SONIA GIMENES MARRA">
            <text:p>SONIA GIMENES MARRA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319">
            <text:p>1824319</text:p>
          </table:table-cell>
          <table:table-cell office:value-type="string" office:string-value="VERA LUCIA DIAS SOTT">
            <text:p>VERA LUCIA DIAS SOTT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284">
            <text:p>1824284</text:p>
          </table:table-cell>
          <table:table-cell office:value-type="string" office:string-value="WESLEY ROBERTO RICARDINO">
            <text:p>WESLEY ROBERTO RICARDINO</text:p>
          </table:table-cell>
          <table:table-cell office:value-type="string" office:string-value="03">
            <text:p>0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617">
            <text:p>1824617</text:p>
          </table:table-cell>
          <table:table-cell office:value-type="string" office:string-value="CINTHIA APARECIDA CHAVES NASCIMENTO DE LIMA">
            <text:p>CINTHIA APARECIDA CHAVES NASCIMENTO DE LIMA</text:p>
          </table:table-cell>
          <table:table-cell office:value-type="string" office:string-value="04">
            <text:p>04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708">
            <text:p>1824708</text:p>
          </table:table-cell>
          <table:table-cell office:value-type="string" office:string-value="CLEBERSON DOS SANTOS PAIAO">
            <text:p>CLEBERSON DOS SANTOS PAIAO</text:p>
          </table:table-cell>
          <table:table-cell office:value-type="string" office:string-value="04">
            <text:p>04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025">
            <text:p>1824025</text:p>
          </table:table-cell>
          <table:table-cell office:value-type="string" office:string-value="DENISE FABIANA TAKARADA">
            <text:p>DENISE FABIANA TAKARADA</text:p>
          </table:table-cell>
          <table:table-cell office:value-type="string" office:string-value="05">
            <text:p>05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5293">
            <text:p>1825293</text:p>
          </table:table-cell>
          <table:table-cell office:value-type="string" office:string-value="PATRICIA RODRIGUES DOS SANTOS">
            <text:p>PATRICIA RODRIGUES DOS SANTOS</text:p>
          </table:table-cell>
          <table:table-cell office:value-type="string" office:string-value="05">
            <text:p>05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2802337">
            <text:p>2802337</text:p>
          </table:table-cell>
          <table:table-cell office:value-type="string" office:string-value="WILLIAN MARTINS SILVA">
            <text:p>WILLIAN MARTINS SILVA</text:p>
          </table:table-cell>
          <table:table-cell office:value-type="string" office:string-value="07">
            <text:p>07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905506">
            <text:p>1905506</text:p>
          </table:table-cell>
          <table:table-cell office:value-type="string" office:string-value="ANGELICA LEONEL SOCORRO DE QUEIROZ MARIANO">
            <text:p>ANGELICA LEONEL SOCORRO DE QUEIROZ MARIANO</text:p>
          </table:table-cell>
          <table:table-cell office:value-type="string" office:string-value="08">
            <text:p>08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697114">
            <text:p>1697114</text:p>
          </table:table-cell>
          <table:table-cell office:value-type="string" office:string-value="RAQUEL CORREIA DE OLIVEIRA">
            <text:p>RAQUEL CORREIA DE OLIVEIRA</text:p>
          </table:table-cell>
          <table:table-cell office:value-type="string" office:string-value="08">
            <text:p>08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3796">
            <text:p>1823796</text:p>
          </table:table-cell>
          <table:table-cell office:value-type="string" office:string-value="SONIA DE OLIVEIRA SILVA SANCHES">
            <text:p>SONIA DE OLIVEIRA SILVA SANCHES</text:p>
          </table:table-cell>
          <table:table-cell office:value-type="string" office:string-value="08">
            <text:p>08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5007">
            <text:p>1825007</text:p>
          </table:table-cell>
          <table:table-cell office:value-type="string" office:string-value="ANA PAULA DE LIMA TREIN">
            <text:p>ANA PAULA DE LIMA TREIN</text:p>
          </table:table-cell>
          <table:table-cell office:value-type="string" office:string-value="09">
            <text:p>09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2666396">
            <text:p>2666396</text:p>
          </table:table-cell>
          <table:table-cell office:value-type="string" office:string-value="EMERSON PEREIRA DA SILVA">
            <text:p>EMERSON PEREIRA DA SILVA</text:p>
          </table:table-cell>
          <table:table-cell office:value-type="string" office:string-value="09">
            <text:p>09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732">
            <text:p>1824732</text:p>
          </table:table-cell>
          <table:table-cell office:value-type="string" office:string-value="LIVIA DE CASTRO SIMIONI">
            <text:p>LIVIA DE CASTRO SIMIONI</text:p>
          </table:table-cell>
          <table:table-cell office:value-type="string" office:string-value="10">
            <text:p>10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4664">
            <text:p>1824664</text:p>
          </table:table-cell>
          <table:table-cell office:value-type="string" office:string-value="PAULO ALVES SILVA">
            <text:p>PAULO ALVES SILVA</text:p>
          </table:table-cell>
          <table:table-cell office:value-type="string" office:string-value="10">
            <text:p>10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2225803">
            <text:p>2225803</text:p>
          </table:table-cell>
          <table:table-cell office:value-type="string" office:string-value="CYNARA ALMEIDA AMARAL PIRUK">
            <text:p>CYNARA ALMEIDA AMARAL PIRUK</text:p>
          </table:table-cell>
          <table:table-cell office:value-type="string" office:string-value="11">
            <text:p>11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5582">
            <text:p>1825582</text:p>
          </table:table-cell>
          <table:table-cell office:value-type="string" office:string-value="KATIA CRISTINA SILVA MINELI">
            <text:p>KATIA CRISTINA SILVA MINELI</text:p>
          </table:table-cell>
          <table:table-cell office:value-type="string" office:string-value="11">
            <text:p>11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697524">
            <text:p>1697524</text:p>
          </table:table-cell>
          <table:table-cell office:value-type="string" office:string-value="MARISE MASSEN FRAINER">
            <text:p>MARISE MASSEN FRAINER</text:p>
          </table:table-cell>
          <table:table-cell office:value-type="string" office:string-value="11">
            <text:p>11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5137">
            <text:p>1825137</text:p>
          </table:table-cell>
          <table:table-cell office:value-type="string" office:string-value="WAGNER KAZUYOSHI SHIMADA">
            <text:p>WAGNER KAZUYOSHI SHIMADA</text:p>
          </table:table-cell>
          <table:table-cell office:value-type="string" office:string-value="11">
            <text:p>11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5674">
            <text:p>1825674</text:p>
          </table:table-cell>
          <table:table-cell office:value-type="string" office:string-value="ENOQUE PEREIRA DE OLIVEIRA NETO">
            <text:p>ENOQUE PEREIRA DE OLIVEIRA NETO</text:p>
          </table:table-cell>
          <table:table-cell office:value-type="string" office:string-value="12">
            <text:p>12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5651">
            <text:p>1825651</text:p>
          </table:table-cell>
          <table:table-cell office:value-type="string" office:string-value="VAGNER ALMEIDA DOS SANTOS">
            <text:p>VAGNER ALMEIDA DOS SANTOS</text:p>
          </table:table-cell>
          <table:table-cell office:value-type="string" office:string-value="12">
            <text:p>12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5642">
            <text:p>1825642</text:p>
          </table:table-cell>
          <table:table-cell office:value-type="string" office:string-value="LUCIANE BATISTA GOMES">
            <text:p>LUCIANE BATISTA GOMES</text:p>
          </table:table-cell>
          <table:table-cell office:value-type="string" office:string-value="13">
            <text:p>1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2896669">
            <text:p>2896669</text:p>
          </table:table-cell>
          <table:table-cell office:value-type="string" office:string-value="MARCOS PABLO RIBEIRO AZAMBUJA">
            <text:p>MARCOS PABLO RIBEIRO AZAMBUJA</text:p>
          </table:table-cell>
          <table:table-cell office:value-type="string" office:string-value="13">
            <text:p>13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779674">
            <text:p>1779674</text:p>
          </table:table-cell>
          <table:table-cell office:value-type="string" office:string-value="CAMILA FARAH BORGES DA SILVA">
            <text:p>CAMILA FARAH BORGES DA SILVA</text:p>
          </table:table-cell>
          <table:table-cell office:value-type="string" office:string-value="16">
            <text:p>16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6709">
            <text:p>1826709</text:p>
          </table:table-cell>
          <table:table-cell office:value-type="string" office:string-value="JAKELINE CAVALCANTE BARBOSA FLORES">
            <text:p>JAKELINE CAVALCANTE BARBOSA FLORES</text:p>
          </table:table-cell>
          <table:table-cell office:value-type="string" office:string-value="19">
            <text:p>19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6924">
            <text:p>1826924</text:p>
          </table:table-cell>
          <table:table-cell office:value-type="string" office:string-value="MARIA CAROLINA ANDOLPHO BONINI">
            <text:p>MARIA CAROLINA ANDOLPHO BONINI</text:p>
          </table:table-cell>
          <table:table-cell office:value-type="string" office:string-value="19">
            <text:p>19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2956957">
            <text:p>2956957</text:p>
          </table:table-cell>
          <table:table-cell office:value-type="string" office:string-value="NELSON TSUJI JUNIOR">
            <text:p>NELSON TSUJI JUNIOR</text:p>
          </table:table-cell>
          <table:table-cell office:value-type="string" office:string-value="21">
            <text:p>21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944972">
            <text:p>1944972</text:p>
          </table:table-cell>
          <table:table-cell office:value-type="string" office:string-value="ANDRÉ LUIZ DE PAULA">
            <text:p>ANDRÉ LUIZ DE PAULA</text:p>
          </table:table-cell>
          <table:table-cell office:value-type="string" office:string-value="22">
            <text:p>22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07547">
            <text:p>1807547</text:p>
          </table:table-cell>
          <table:table-cell office:value-type="string" office:string-value="ALEXANDRE RODRIGUES MENDONÇA">
            <text:p>ALEXANDRE RODRIGUES MENDONÇA</text:p>
          </table:table-cell>
          <table:table-cell office:value-type="string" office:string-value="24">
            <text:p>24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06164">
            <text:p>1806164</text:p>
          </table:table-cell>
          <table:table-cell office:value-type="string" office:string-value="ROSA MARIA DE SOUZA">
            <text:p>ROSA MARIA DE SOUZA</text:p>
          </table:table-cell>
          <table:table-cell office:value-type="string" office:string-value="24">
            <text:p>24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3316692">
            <text:p>3316692</text:p>
          </table:table-cell>
          <table:table-cell office:value-type="string" office:string-value="ANA BARBOSA DE SOUZA">
            <text:p>ANA BARBOSA DE SOUZA</text:p>
          </table:table-cell>
          <table:table-cell office:value-type="string" office:string-value="25">
            <text:p>25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2228182">
            <text:p>2228182</text:p>
          </table:table-cell>
          <table:table-cell office:value-type="string" office:string-value="BRUNO EGUES DE ARRUDA">
            <text:p>BRUNO EGUES DE ARRUDA</text:p>
          </table:table-cell>
          <table:table-cell office:value-type="string" office:string-value="25">
            <text:p>25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3316570">
            <text:p>3316570</text:p>
          </table:table-cell>
          <table:table-cell office:value-type="string" office:string-value="SIRLEI DE ANDRADE MACIEL">
            <text:p>SIRLEI DE ANDRADE MACIEL</text:p>
          </table:table-cell>
          <table:table-cell office:value-type="string" office:string-value="25">
            <text:p>25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978399">
            <text:p>1978399</text:p>
          </table:table-cell>
          <table:table-cell office:value-type="string" office:string-value="WILLIAM MITSUAKI COMYAMA WATANABE">
            <text:p>WILLIAM MITSUAKI COMYAMA WATANABE</text:p>
          </table:table-cell>
          <table:table-cell office:value-type="string" office:string-value="25">
            <text:p>25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7567">
            <text:p>1827567</text:p>
          </table:table-cell>
          <table:table-cell office:value-type="string" office:string-value="ANTONIO GALAN JUNIOR">
            <text:p>ANTONIO GALAN JUNIOR</text:p>
          </table:table-cell>
          <table:table-cell office:value-type="string" office:string-value="26">
            <text:p>26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700899">
            <text:p>1700899</text:p>
          </table:table-cell>
          <table:table-cell office:value-type="string" office:string-value="FÁBIO JORGE SOUTO DE CARVALHO">
            <text:p>FÁBIO JORGE SOUTO DE CARVALHO</text:p>
          </table:table-cell>
          <table:table-cell office:value-type="string" office:string-value="26">
            <text:p>26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2568864">
            <text:p>2568864</text:p>
          </table:table-cell>
          <table:table-cell office:value-type="string" office:string-value="GIVALDO RAMOS DA SILVA FILHO">
            <text:p>GIVALDO RAMOS DA SILVA FILHO</text:p>
          </table:table-cell>
          <table:table-cell office:value-type="string" office:string-value="26">
            <text:p>26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3155342">
            <text:p>3155342</text:p>
          </table:table-cell>
          <table:table-cell office:value-type="string" office:string-value="LUIZ FERNANDO BARBOZA BELISARIO">
            <text:p>LUIZ FERNANDO BARBOZA BELISARIO</text:p>
          </table:table-cell>
          <table:table-cell office:value-type="string" office:string-value="26">
            <text:p>26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2228063">
            <text:p>2228063</text:p>
          </table:table-cell>
          <table:table-cell office:value-type="string" office:string-value="MARCELO KOTI NISHI">
            <text:p>MARCELO KOTI NISHI</text:p>
          </table:table-cell>
          <table:table-cell office:value-type="string" office:string-value="26">
            <text:p>26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3316583">
            <text:p>3316583</text:p>
          </table:table-cell>
          <table:table-cell office:value-type="string" office:string-value="CARLA FREITAS DONHO BENEDETTE ALVES">
            <text:p>CARLA FREITAS DONHO BENEDETTE ALVES</text:p>
          </table:table-cell>
          <table:table-cell office:value-type="string" office:string-value="28">
            <text:p>28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3316718">
            <text:p>3316718</text:p>
          </table:table-cell>
          <table:table-cell office:value-type="string" office:string-value="MIRAHY RIBEIRO BRANCO FONSECA">
            <text:p>MIRAHY RIBEIRO BRANCO FONSECA</text:p>
          </table:table-cell>
          <table:table-cell office:value-type="string" office:string-value="28">
            <text:p>28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3317041">
            <text:p>3317041</text:p>
          </table:table-cell>
          <table:table-cell office:value-type="string" office:string-value="BRUNO ARAUJO ZANON">
            <text:p>BRUNO ARAUJO ZANON</text:p>
          </table:table-cell>
          <table:table-cell office:value-type="string" office:string-value="29">
            <text:p>29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26916">
            <text:p>1826916</text:p>
          </table:table-cell>
          <table:table-cell office:value-type="string" office:string-value="PAULO HENRIQUE FIGUEIREDO">
            <text:p>PAULO HENRIQUE FIGUEIREDO</text:p>
          </table:table-cell>
          <table:table-cell office:value-type="string" office:string-value="29">
            <text:p>29</text:p>
          </table:table-cell>
          <table:table-cell office:value-type="string" office:string-value="05">
            <text:p>05</text:p>
          </table:table-cell>
        </table:table-row>
        <table:table-row>
          <table:table-cell office:value-type="string" office:string-value="1802032">
            <text:p>1802032</text:p>
          </table:table-cell>
          <table:table-cell office:value-type="string" office:string-value="SHEILA DE OLIVEIRA GUENKA">
            <text:p>SHEILA DE OLIVEIRA GUENKA</text:p>
          </table:table-cell>
          <table:table-cell office:value-type="string" office:string-value="28">
            <text:p>28</text:p>
          </table:table-cell>
          <table:table-cell office:value-type="string" office:string-value="01">
            <text:p>01</text:p>
          </table:table-cell>
        </table:table-row>
        <table:table-row>
          <table:table-cell office:value-type="string" office:string-value="2142506">
            <text:p>2142506</text:p>
          </table:table-cell>
          <table:table-cell office:value-type="string" office:string-value="MARIO MURACKAMI JUNIOR">
            <text:p>MARIO MURACKAMI JUNIOR</text:p>
          </table:table-cell>
          <table:table-cell office:value-type="string" office:string-value="4">
            <text:p>4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2937">
            <text:p>1802937</text:p>
          </table:table-cell>
          <table:table-cell office:value-type="string" office:string-value="ALINE RAFAELA PEREIRA CRUZ">
            <text:p>ALINE RAFAELA PEREIRA CRUZ</text:p>
          </table:table-cell>
          <table:table-cell office:value-type="string" office:string-value="1">
            <text:p>1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6216">
            <text:p>1806216</text:p>
          </table:table-cell>
          <table:table-cell office:value-type="string" office:string-value="DILMARA CASARIL SEPULVEDA">
            <text:p>DILMARA CASARIL SEPULVEDA</text:p>
          </table:table-cell>
          <table:table-cell office:value-type="string" office:string-value="15">
            <text:p>15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809237">
            <text:p>1809237</text:p>
          </table:table-cell>
          <table:table-cell office:value-type="string" office:string-value="PATRÍCIA ANDREA TORES GARCIA BASSI">
            <text:p>PATRÍCIA ANDREA TORES GARCIA BASSI</text:p>
          </table:table-cell>
          <table:table-cell office:value-type="string" office:string-value="26">
            <text:p>26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1682194">
            <text:p>1682194</text:p>
          </table:table-cell>
          <table:table-cell office:value-type="string" office:string-value="WESLEY PEREIRA DA SILVA GODINHO">
            <text:p>WESLEY PEREIRA DA SILVA GODINHO</text:p>
          </table:table-cell>
          <table:table-cell office:value-type="string" office:string-value="18">
            <text:p>18</text:p>
          </table:table-cell>
          <table:table-cell office:value-type="string" office:string-value="02">
            <text:p>02</text:p>
          </table:table-cell>
        </table:table-row>
        <table:table-row>
          <table:table-cell office:value-type="string" office:string-value="2152250">
            <text:p>2152250</text:p>
          </table:table-cell>
          <table:table-cell office:value-type="string" office:string-value="ATHOS BERSANJE PEREIRA MOREIRA">
            <text:p>ATHOS BERSANJE PEREIRA MOREIRA</text:p>
          </table:table-cell>
          <table:table-cell office:value-type="string" office:string-value="22">
            <text:p>22</text:p>
          </table:table-cell>
          <table:table-cell office:value-type="string" office:string-value="03">
            <text:p>03</text:p>
          </table:table-cell>
        </table:table-row>
        <table:table-row>
          <table:table-cell office:value-type="string" office:string-value="2673399">
            <text:p>2673399</text:p>
          </table:table-cell>
          <table:table-cell office:value-type="string" office:string-value="ROSE MARY MONTIEL SCHERER">
            <text:p>ROSE MARY MONTIEL SCHERER</text:p>
          </table:table-cell>
          <table:table-cell office:value-type="string" office:string-value="9">
            <text:p>9</text:p>
          </table:table-cell>
          <table:table-cell office:value-type="string" office:string-value="03">
            <text:p>03</text:p>
          </table:table-cell>
        </table:table-row>
        <table:table-row>
          <table:table-cell office:value-type="string" office:string-value="1566975">
            <text:p>1566975</text:p>
          </table:table-cell>
          <table:table-cell office:value-type="string" office:string-value="MARCOS HENRIQUE PEREIRA WONDRACEK">
            <text:p>MARCOS HENRIQUE PEREIRA WONDRACEK</text:p>
          </table:table-cell>
          <table:table-cell office:value-type="string" office:string-value="15">
            <text:p>15</text:p>
          </table:table-cell>
          <table:table-cell office:value-type="string" office:string-value="03">
            <text:p>03</text:p>
          </table:table-cell>
        </table:table-row>
        <table:table-row>
          <table:table-cell office:value-type="string" office:string-value="2545852">
            <text:p>2545852</text:p>
          </table:table-cell>
          <table:table-cell office:value-type="string" office:string-value="MARCELO MATIAS DE ALMEIDA">
            <text:p>MARCELO MATIAS DE ALMEIDA</text:p>
          </table:table-cell>
          <table:table-cell office:value-type="string" office:string-value="01">
            <text:p>01</text:p>
          </table:table-cell>
          <table:table-cell office:value-type="string" office:string-value="01">
            <text:p>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svg="urn:oasis:names:tc:opendocument:xmlns:svg-compatible:1.0" xmlns:xlink="http://www.w3.org/1999/xlink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svg="urn:oasis:names:tc:opendocument:xmlns:svg-compatible:1.0" xmlns:xlink="http://www.w3.org/1999/xlink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